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8pt" officeooo:paragraph-rsid="000e1817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blesovat </text:span>ablösen střídat vystřídat</text:p>
      <text:p text:style-name="P1">abtajlunk Abteilung oddíl kupé</text:p>
      <text:p text:style-name="P1">ajfr Eifer úsilí horlivost zanícení</text:p>
      <text:p text:style-name="P1">ajnclík Einzelzimmer jednolůžkový pokoj</text:p>
      <text:p text:style-name="P1">ajznboňák Eisenbahner železničář</text:p>
      <text:p text:style-name="P1">akorát akurát akkurat přesně</text:p>
      <text:p text:style-name="P1">almužna Almosen almužna milodar </text:p>
      <text:p text:style-name="P1">alotria Allotria neplechy nezbednosti</text:p>
      <text:p text:style-name="P1">amt Amt úřad</text:p>
      <text:p text:style-name="P1">antvort Antwort odpověď</text:p>
      <text:p text:style-name="P1">ánunk Ahnung tušení</text:p>
      <text:p text:style-name="P1">apartní apart vkusný slušivý</text:p>
      <text:p text:style-name="P1">apatyka apotéka Apotheke lékárna</text:p>
      <text:p text:style-name="P1">apel Appell výzva</text:p>
      <text:p text:style-name="P1">apetit Appetit chuť k jídlu</text:p>
      <text:p text:style-name="P1">arbajt Arbeit práce</text:p>
      <text:p text:style-name="P1">arest Arrest vězení</text:p>
      <text:p text:style-name="P1">artikl Artikel druh zboží</text:p>
      <text:p text:style-name="P1">ausgerechnet ausgerechnet právě zrovna</text:p>
      <text:p text:style-name="P1">auslák auslendr Ausländer cizinec</text:p>
      <text:p text:style-name="P1">aušus aušús Ausschuss zmetek</text:p>
      <text:p text:style-name="P1"><text:span text:style-name="T1">bafat </text:span>paffen bafat lekat</text:p>
      <text:p text:style-name="P1">bagr Bagger bagr rypadlo</text:p>
      <text:p text:style-name="P1">bachař Wache vězeňský dozorce</text:p>
      <text:p text:style-name="P1">bál Ball ples</text:p>
      <text:p text:style-name="P1">banda Bande parta</text:p>
      <text:p text:style-name="P1">barva Farbe barva</text:p>
      <text:p text:style-name="P1">barvíř Färber barvíř</text:p>
      <text:p text:style-name="P1">bastlení Basteln vyrábění svépomocí</text:p>
      <text:p text:style-name="P1">bastlíř Bastler kutil bastlit basteln kutit vyrábět svépomocí</text:p>
      <text:p text:style-name="P1">bastlit basteln kutit vyrábět svépomocí</text:p>
      <text:p text:style-name="P1">bašta Bastion Bastei hradební věž obydlí baštýře</text:p>
      <text:p text:style-name="P1">batalion Bataillon prapor vojska</text:p>
      <text:p text:style-name="P1">befél Befehl rozkaz</text:p>
      <text:p text:style-name="P1">bíbr Biber = bobr bradka</text:p>
      <text:p text:style-name="P1">biflovat büffeln učit se nazpaměť</text:p>
      <text:p text:style-name="P1">bichle Büchel kniha knížka</text:p>
      <text:p text:style-name="P1">biskup Bischof biskup</text:p>
      <text:p text:style-name="P1">biskupský chlebíček Bischofsbrot biskupský chlebíček</text:p>
      <text:p text:style-name="P1">blekotat blöken blekotat bečet bučet</text:p>
      <text:p text:style-name="P1">blikat bliknout blinkern blikat bliknout</text:p>
      <text:p text:style-name="P1">blinkr blikač Blinker směrovka blinkr</text:p>
      <text:p text:style-name="P1">blok Block blok</text:p>
      <text:p text:style-name="P1">blokáda Blockade blokáda</text:p>
      <text:p text:style-name="P1">blokovat blocken blokovat znemožnit přístup</text:p>
      <text:p text:style-name="P1">bouda Bude Baude bouda chata salaš</text:p>
      <text:p text:style-name="P1">boule Beule boule</text:p>
      <text:p text:style-name="P1">brak Brack podřadné kazové zboží zmetek</text:p>
      <text:p text:style-name="P1">brakovat bracken vybírat</text:p>
      <text:p text:style-name="P1">brýle Brille brýle</text:p>
      <text:p text:style-name="P1">buchta Buchtel (rak.) buchta</text:p>
      <text:p text:style-name="P1">bunkr Bunker pevnůstka kryt</text:p>
      <text:p text:style-name="P1">buřt Wurst buřt vuřt</text:p>
      <text:p text:style-name="P1">bužírka původně z francouzštiny izolace drátu</text:p>
      <text:p text:style-name="P1">byró byro Büro kancelář vedoucí výkonný orgán</text:p>
      <text:p text:style-name="P1">být (někomu) recht Recht (ne)být (někomu) vhod po chuti</text:p>
      <text:p text:style-name="P1">být na draka Drache nestát za nic</text:p>
      <text:p text:style-name="P1">být od fochu Fach být příslušným odborníkem</text:p>
      <text:p text:style-name="P1">být pod pantoflem Pantoffel být v područí</text:p>
      <text:p text:style-name="P1">být silný v kramflecích ? být si jistý mít pevnou pozici</text:p>
      <text:p text:style-name="P1">být švorc schwarz ? být bez peněz</text:p>
      <text:p text:style-name="P1"><text:span text:style-name="T1">cajghaus </text:span>Zeughaus zbrojnice</text:p>
      <text:p text:style-name="P1">cajk Zeug látka (podřadná)</text:p>
      <text:p text:style-name="P1">cálovat zahlen (za)platit</text:p>
      <text:p text:style-name="P1">cech Zeche cech</text:p>
      <text:p text:style-name="P1">cechovní hospoda špatná</text:p>
      <text:p text:style-name="P1">cejch Zeche značka účet</text:p>
      <text:p text:style-name="P1">celník Zöllner celník</text:p>
      <text:p text:style-name="P1">celta Zelt plachta</text:p>
      <text:p text:style-name="P1">cemr Ziemer hřbet záda</text:p>
      <text:p text:style-name="P1">ciferník Zifferblatt číselník</text:p>
      <text:p text:style-name="P1">cifra Ziffer číslice</text:p>
      <text:p text:style-name="P1">cihla Ziegel cihla</text:p>
      <text:p text:style-name="P1">cícha Zieche povlak na peřinu</text:p>
      <text:p text:style-name="P1">cíl Ziel cíl</text:p>
      <text:p text:style-name="P1">cílit zielen cílit mířit</text:p>
      <text:p text:style-name="P1">cimprlich cimfrlich zimperlich rozmazlený choulostivý</text:p>
      <text:p text:style-name="P1">cimprlína cimfrlína Zimperliese rozmazlená upejpavá dívka</text:p>
      <text:p text:style-name="P1">cimra Zimmer pokoj</text:p>
      <text:p text:style-name="P1">ciráty Zierat = ozdoba okrasa okolky cavyky</text:p>
      <text:p text:style-name="P1">civil Zivil nevoják občanský život oděv</text:p>
      <text:p text:style-name="P1">clít zollen proclít zaplatit clo</text:p>
      <text:p text:style-name="P1">clo Zoll clo</text:p>
      <text:p text:style-name="P1">colmistr Soldmeister ten kdo vyplácí žold</text:p>
      <text:p text:style-name="P1">cop Zopf cop pletenec vlasů</text:p>
      <text:p text:style-name="P1">coul Zoll starší jednotka délky palec</text:p>
      <text:p text:style-name="P1">cugrunt zugrunde zu Grunde nazmar zničen</text:p>
      <text:p text:style-name="P1">cuknout zucken cuknout trhnout</text:p>
      <text:p text:style-name="P1">cukr Zucker cukr</text:p>
      <text:p text:style-name="P1">cukrblik Zuckerblick ? vemlouvavý koketní úsměv</text:p>
      <text:p text:style-name="P1">cukrovat cukřit zuckern cukrovat sladit</text:p>
      <text:p text:style-name="P1">cupovat zupfen škubat trhat třepit</text:p>
      <text:p text:style-name="P1">curik zurück zpět</text:p>
      <text:p text:style-name="P1">cvikat zwicken štípat proštipovat (jízdenku)</text:p>
      <text:p text:style-name="P1">cvikl Zwickel klín nástřih</text:p>
      <text:p text:style-name="P1">cvikovat (an)zwicken nastřihnout okraj látky při tvarování</text:p>
      <text:p text:style-name="P1">cvikr Zwicker skřipec</text:p>
      <text:p text:style-name="P1">cvišn zwischen=mezi krejčovská vložka</text:p>
      <text:p text:style-name="P1">cvok cvoček Zwecke cvok cvoček</text:p>
      <text:p text:style-name="P1">čachr Schacher nepoctivý obchod</text:p>
      <text:p text:style-name="P1">čachrovat schachern nepoctivě obchodovat</text:p>
      <text:p text:style-name="P1">čundr Zunder výlet do přírody</text:p>
      <text:p text:style-name="P1"><text:span text:style-name="T1">dát </text:span>hobla dostat hobla Hobel smýkat někým jako hoblíkem</text:p>
      <text:p text:style-name="P1">dát si majzla Meische dát si pozor</text:p>
      <text:p text:style-name="P1">datle Dattel datle</text:p>
      <text:p text:style-name="P1">deka Decke deka pokrývka</text:p>
      <text:p text:style-name="P1">děkan Dekan děkan</text:p>
      <text:p text:style-name="P1">děkanát Dekanat děkanát</text:p>
      <text:p text:style-name="P1">dekl Deckel poklop víko</text:p>
      <text:p text:style-name="P1">dekovat se decken sich (z)mizet klidit se</text:p>
      <text:p text:style-name="P1">dort Torte dort</text:p>
      <text:p text:style-name="P1">drak být na draka Drache drak saň nestát za nic</text:p>
      <text:p text:style-name="P1">drát Draht drát</text:p>
      <text:p text:style-name="P1">drátovat drahten drátovat</text:p>
      <text:p text:style-name="P1">drek Dreck špína bláto bezcenná věc nic</text:p>
      <text:p text:style-name="P1">drezúra Dressur výcvik drezúra</text:p>
      <text:p text:style-name="P1">dril Drill mechanický výcvik</text:p>
      <text:p text:style-name="P1">druh amuletu část mnišského</text:p>
      <text:p text:style-name="P1">dudat dudlat dudeln hrát na dudy</text:p>
      <text:p text:style-name="P1">dudy Dudelsack dudy</text:p>
      <text:p text:style-name="P1">durch durch skrz</text:p>
      <text:p text:style-name="P1">dynstovat dünsten dusit</text:p>
      <text:p text:style-name="P1"><text:span text:style-name="T1">eklovat</text:span> (se) ekeln ošklivit se hnusit se</text:p>
      <text:p text:style-name="P1">elán Elan elán nadšení</text:p>
      <text:p text:style-name="P1">endlich endlich konečně</text:p>
      <text:p text:style-name="P1">entlovat endlovat endeln obnitkovávat</text:p>
      <text:p text:style-name="P1">erteple Erdäpfel brambory</text:p>
      <text:p text:style-name="P1">esesák SSmann příslušník jednotek SS</text:p>
      <text:p text:style-name="P1">ešus E3schuss jídelní miska ešus</text:p>
      <text:p text:style-name="P1">execírovat exerzieren cvičit (vojensky)</text:p>
      <text:p text:style-name="P1"><text:span text:style-name="T1">fabrika </text:span>Fabrik továrna závod</text:p>
      <text:p text:style-name="P1">facka Watschen ? pohlavek políček</text:p>
      <text:p text:style-name="P1">fáč Fatsch Fatsche obvaz</text:p>
      <text:p text:style-name="P1">fačovat fatschen obvázat</text:p>
      <text:p text:style-name="P1">fachman Fachmann odborník specialista</text:p>
      <text:p text:style-name="P1">fajfka Pfeife dýmka</text:p>
      <text:p text:style-name="P1">fajfkovat pfeifen odškrtnout</text:p>
      <text:p text:style-name="P1">fajn fein příjemný pěkný dobrý fajnový</text:p>
      <text:p text:style-name="P1">fajnový fein kvalitní jemný dobrý fajn</text:p>
      <text:p text:style-name="P1">fajnšmekr Feinschmecker labužník</text:p>
      <text:p text:style-name="P1">fajrovat feuern hodně topit prudce hořet</text:p>
      <text:p text:style-name="P1">fajrunt fajront Feierabend konec pracovní doby</text:p>
      <text:p text:style-name="P1">fakrle Ferkel sele podsvinče</text:p>
      <text:p text:style-name="P1">falc Falz záhyb drážka ohyb přehyb</text:p>
      <text:p text:style-name="P1">falcovačka Falzmaschine stroj na skládání drážkovací stroj</text:p>
      <text:p text:style-name="P1">falcovat falzen přehýbat skládat drážkovat</text:p>
      <text:p text:style-name="P1">fald falt Falte záhyb náběra řasa</text:p>
      <text:p text:style-name="P1">faleš Falsch neupřímnost nesprávnost</text:p>
      <text:p text:style-name="P1">falešnost Falschheit neupřímnost</text:p>
      <text:p text:style-name="P1">falešný falsch padělaný neupřímný</text:p>
      <text:p text:style-name="P1">falšování Fälschung padělání</text:p>
      <text:p text:style-name="P1">falšovat fälschen padělat</text:p>
      <text:p text:style-name="P1">fangle Fahne prapor vlajka korouhev</text:p>
      <text:p text:style-name="P1">fant Pfand zástava</text:p>
      <text:p text:style-name="P1">fara Pfarre farní úřad</text:p>
      <text:p text:style-name="P1">farář Pfarrer farář duchovní</text:p>
      <text:p text:style-name="P1">fárat einfahren sjíždět do dolu fárat</text:p>
      <text:p text:style-name="P1">farník Pfarrkind farník</text:p>
      <text:p text:style-name="P1">farnost Pfarrei farnost</text:p>
      <text:p text:style-name="P1">fáro fahren = jet luxusní auto</text:p>
      <text:p text:style-name="P1">fárplán Fahrplan jízdní řád</text:p>
      <text:p text:style-name="P1">fascikl Faszikel svazek úředních listin spisů</text:p>
      <text:p text:style-name="P1">fasovat fassen dostat jako příděl</text:p>
      <text:p text:style-name="P1">fasunk fasuňk Fassung příděl</text:p>
      <text:p text:style-name="P1">fašinky fašank Fasching masopust</text:p>
      <text:p text:style-name="P1">fašírka Faschierte sekaná mleté maso</text:p>
      <text:p text:style-name="P1">fašírovat faschieren rozemlít</text:p>
      <text:p text:style-name="P1">fedrovat fördern podporovat těžit dolovat</text:p>
      <text:p text:style-name="P1">fechtovat fechten bojovat zápasit</text:p>
      <text:p text:style-name="P1">fekálie Fäkalien fekálie</text:p>
      <text:p text:style-name="P1">fekální fäkal fekální</text:p>
      <text:p text:style-name="P1">felčar Feldscherer ranhojič lékař</text:p>
      <text:p text:style-name="P1">feldkurát Feldkurat vojenský kněz</text:p>
      <text:p text:style-name="P1">feldmaršál Feldmarschall polní maršál</text:p>
      <text:p text:style-name="P1">fendrych Fähnrich praporčík </text:p>
      <text:p text:style-name="P1">ferbl Färbel ? druh karetní hry</text:p>
      <text:p text:style-name="P1">ferdpuš fedrbuš Federbusch chochol z dlouhých ptačích per</text:p>
      <text:p text:style-name="P1">fertik fertig hotovo</text:p>
      <text:p text:style-name="P1">fěrtuch fěrtoch Fürtuch zástěra</text:p>
      <text:p text:style-name="P1">fest fest pevně velmi</text:p>
      <text:p text:style-name="P1">festovní fest pevný</text:p>
      <text:p text:style-name="P1">festunk Festung pevnost tvrz pevnostní vězení</text:p>
      <text:p text:style-name="P1">fešácký fesch hezký elegantní</text:p>
      <text:p text:style-name="P1">fešanda fesches Mädel fešanda pěkná žena</text:p>
      <text:p text:style-name="P1">fešný fesch hezký elegantní</text:p>
      <text:p text:style-name="P1">fidlat fidlovat fiedeln fidlat vrzat</text:p>
      <text:p text:style-name="P1">fígl původně z latiny trik klam pleticha klička úskok (vy)fiknout se ? říznout se vystrojit se</text:p>
      <text:p text:style-name="P1">fiknout se ? říznout se vystrojit se</text:p>
      <text:p text:style-name="P1">filc Filz plsť filc</text:p>
      <text:p text:style-name="P1">filcka Filzlaus druh vši muňka</text:p>
      <text:p text:style-name="P1">fingovat fingieren předstírat</text:p>
      <text:p text:style-name="P1">finta Finte lest úskok trik klam finta</text:p>
      <text:p text:style-name="P1">firhaněk Vorhang záclona</text:p>
      <text:p text:style-name="P1">fiškus Pfiffikus chytrák filuta</text:p>
      <text:p text:style-name="P1">fišpán fišbajn Fischbein kostice</text:p>
      <text:p text:style-name="P1">fištrón Fischtran = rybí tuk chytrost důvtip</text:p>
      <text:p text:style-name="P1">fixlovat ? podvádět</text:p>
      <text:p text:style-name="P1">fízl fies = jízlivý policista (hanlivě)</text:p>
      <text:p text:style-name="P1">fládr Flader žilka žilkovaná kresba dřeva</text:p>
      <text:p text:style-name="P1">fládrování Fladerung žilkování</text:p>
      <text:p text:style-name="P1">fládrovat fladern provádět fládrování</text:p>
      <text:p text:style-name="P1">flák Flanken velký kus</text:p>
      <text:p text:style-name="P1">flákat se faulenzen lenošit potulovat se</text:p>
      <text:p text:style-name="P1">flaksa Flechse Flachsen šlacha</text:p>
      <text:p text:style-name="P1">flastr Pflaster náplast pokuta</text:p>
      <text:p text:style-name="P1">flašinet původně z francouzštiny přenosný hrací nástroj kolovrátek</text:p>
      <text:p text:style-name="P1">flaška Flasche láhev</text:p>
      <text:p text:style-name="P1">flauš Flausch Flaus flauš</text:p>
      <text:p text:style-name="P1">flek Fleck skvrna místo záplata</text:p>
      <text:p text:style-name="P1">flek Fleck záplata skvrna</text:p>
      <text:p text:style-name="P1">flígr Flügel křídlo vzít někoho za flígr (křídlo)</text:p>
      <text:p text:style-name="P1">flikovat flicken přištipkovat záplatovat látat</text:p>
      <text:p text:style-name="P1">flink flink = hbitý lajdák</text:p>
      <text:p text:style-name="P1">flinkat (se) flink = hbitý dělat něco nepořádně flákat se</text:p>
      <text:p text:style-name="P1">flinta Flinte puška</text:p>
      <text:p text:style-name="P1">flitr Flitter flitr cetka</text:p>
      <text:p text:style-name="P1">flok Pflock = kůl kolík vindra</text:p>
      <text:p text:style-name="P1">flok Pflock = kůl kolík vindra flus flusanec Speichelfluss Fluss plivanec</text:p>
      <text:p text:style-name="P1">Flügel křídlo vyhodit</text:p>
      <text:p text:style-name="P1">flus flusanec Speichelfluss Fluss plivanec</text:p>
      <text:p text:style-name="P1">flusnout flusat Speichelfluss Fluss plivnout plivat</text:p>
      <text:p text:style-name="P1">fofr Vocher spěch shon</text:p>
      <text:p text:style-name="P1">foch fach Fach obor zaměstnání přihrádka </text:p>
      <text:p text:style-name="P1">foch fach Fach obor zaměstnání přihrádka police</text:p>
      <text:p text:style-name="P1">fór Vorteil Vorzug vtip žert přednost výhoda</text:p>
      <text:p text:style-name="P1">forcúg Vorzug přednost</text:p>
      <text:p text:style-name="P1">forman furman Fuhrmann vozka kočí</text:p>
      <text:p text:style-name="P1">fornýr Furnier dýha překližka</text:p>
      <text:p text:style-name="P1">fornýr Furnier police dýha překližka</text:p>
      <text:p text:style-name="P1">forota Vorrat zásoba</text:p>
      <text:p text:style-name="P1">forposty Vorposten přední stráže přední hlídky</text:p>
      <text:p text:style-name="P1">foršús Vorschuss záloha (peněžitá)</text:p>
      <text:p text:style-name="P1">fortel Vorteil dovednost obratnost zručnost</text:p>
      <text:p text:style-name="P1">fortna Pforte brána u kláštera</text:p>
      <text:p text:style-name="P1">fořt Förster myslivec lesník</text:p>
      <text:p text:style-name="P1">fošna Pfosten silné prkno</text:p>
      <text:p text:style-name="P1">fotr Vater otec</text:p>
      <text:p text:style-name="P1">fracek Fratz uličník</text:p>
      <text:p text:style-name="P1">frajer frejíř Freier naparáděný mladík nápadník</text:p>
      <text:p text:style-name="P1">frajle Fräulein slečna (hanlivě)</text:p>
      <text:p text:style-name="P1">frak Frack frak</text:p>
      <text:p text:style-name="P1"><text:soft-page-break/>fraucimor Frauzimmer ženské služebnictvo</text:p>
      <text:p text:style-name="P1">frištik Frühstück snídaně</text:p>
      <text:p text:style-name="P1">front fronta Front fronta čelní strana</text:p>
      <text:p text:style-name="P1">front fronta Front fronta čelní strana (voj) zástup lidí</text:p>
      <text:p text:style-name="P1">fuj! pfui! fuj!</text:p>
      <text:p text:style-name="P1">fuj! pfui! fuj! ()</text:p>
      <text:p text:style-name="P1">fujtajbl! fujtajfl! pfui Teufel! fujtajbl! fujtajfl!</text:p>
      <text:p text:style-name="P1">fungl ? zcela úplně</text:p>
      <text:p text:style-name="P1">fůra fůrka Fuhre povoz fůra</text:p>
      <text:p text:style-name="P1">furt fort(während) pořád stále neustále</text:p>
      <text:p text:style-name="P1">fusakle fusekle Fu3socke Fu3söckel ponožka</text:p>
      <text:p text:style-name="P1">fušer fušař Pfuscher neodborný řemeslník břídil</text:p>
      <text:p text:style-name="P1">fušertsví Pfuscherei neodborné provozování řemesla</text:p>
      <text:p text:style-name="P1">fuška Pfusch melouch těžká práce dřina</text:p>
      <text:p text:style-name="P1">fušování Pfuscherei neodborné provozování řemesla</text:p>
      <text:p text:style-name="P1">fušovat pfuschen neodborně provozovat řemeslo</text:p>
      <text:p text:style-name="P1">futra Futter zárubeň (u dveří)</text:p>
      <text:p text:style-name="P1">futrál Futteral pouzdro</text:p>
      <text:p text:style-name="P1">futro Futter podšívka</text:p>
      <text:p text:style-name="P1">futrovat (se) füttern krmit (se)</text:p>
      <text:p text:style-name="P1">futrovat füttern podšívat</text:p>
      <text:p text:style-name="P1"><text:span text:style-name="T1">gábl </text:span>gáblík Gabelfrühstück dopolední svačina přesnídávka</text:p>
      <text:p text:style-name="P1">galán Galan milenec záletník</text:p>
      <text:p text:style-name="P1">galanterie Galanterie zdvořilost textilní galanterie</text:p>
      <text:p text:style-name="P1">galoše Galosche galoše přezůvka</text:p>
      <text:p text:style-name="P1">gastarbajtr Gastarbeiter zahraniční dělník</text:p>
      <text:p text:style-name="P1">gauner Gauner darebák podvodník zločinec</text:p>
      <text:p text:style-name="P1">gaunerství Gaunerei podvod darebáctví</text:p>
      <text:p text:style-name="P1">gebír ? nárok</text:p>
      <text:p text:style-name="P1">gestapák Gestapomann příslušník gestapa</text:p>
      <text:p text:style-name="P1">gestapo Gestapo (Geheime Staatspolizei)</text:p>
      <text:p text:style-name="P1">gestapo nacistická něm. tajná státní policie</text:p>
      <text:p text:style-name="P1">glajcha Gleiche dovedení stavby pod střechu</text:p>
      <text:p text:style-name="P1">glajcha Gleiche rovnost dovedení stavby pod střechu</text:p>
      <text:p text:style-name="P1">glajchšaltovat gleichschalten usměrnit v totalitním duchu</text:p>
      <text:p text:style-name="P1">glanc Glanz lesk</text:p>
      <text:p text:style-name="P1">glancovat glänzen (vy)leštit</text:p>
      <text:p text:style-name="P1">gláspapír Glaspapier skelný papír</text:p>
      <text:p text:style-name="P1">grádl Gradel hustá lněná nebo bavlněná látka</text:p>
      <text:p text:style-name="P1">gráf gróf Graf hrabě</text:p>
      <text:p text:style-name="P1">grešle Gröschel grešle</text:p>
      <text:p text:style-name="P1">grif Griff hmat</text:p>
      <text:p text:style-name="P1">grobián krobián Grobian hrubián hrubec</text:p>
      <text:p text:style-name="P1">Gröschel má to nicotnou hodnotu</text:p>
      <text:p text:style-name="P1">groš Groschen groš drobná mince</text:p>
      <text:p text:style-name="P1">grunt Grund selský statek</text:p>
      <text:p text:style-name="P1">grunt Grund selský statek základ</text:p>
      <text:p text:style-name="P1">gruntovat grundieren důkladně od základu uklízet</text:p>
      <text:p text:style-name="P1">gruntovní gründlich důkladný základní</text:p>
      <text:p text:style-name="P1">grupa Gruppe skupina</text:p>
      <text:p text:style-name="P1">gusto Gusto chuť vkus záliba</text:p>
      <text:p text:style-name="P1">gyps Gips sádra</text:p>
      <text:p text:style-name="P1"><text:span text:style-name="T1">hadr </text:span>hadra hadry Hader hadr šaty</text:p>
      <text:p text:style-name="P1">hajcovat heizen topit hřát</text:p>
      <text:p text:style-name="P1">hajer hajr Hauer havíř horník</text:p>
      <text:p text:style-name="P1">hajlovat heil zdravit německým pozdravem (heil)</text:p>
      <text:p text:style-name="P1">hajtlovat häuteln odblaňovat</text:p>
      <text:p text:style-name="P1">hajtra Heupferd špatný sešlý kůň</text:p>
      <text:p text:style-name="P1">hajzl Häusel záchod mizera darebák lump</text:p>
      <text:p text:style-name="P1">hák Haken hák skoba</text:p>
      <text:p text:style-name="P1">háklivý heikel choulostivý ožehavý málo odolný</text:p>
      <text:p text:style-name="P1">haklovat häkeln háčkovat</text:p>
      <text:p text:style-name="P1">haknkrajc Hakenkreuz hákový kříž odznak nacismu</text:p>
      <text:p text:style-name="P1">hákovat haken hákovat zasekávat se</text:p>
      <text:p text:style-name="P1">haksna Hachse noha (pejorativně)</text:p>
      <text:p text:style-name="P1">hala Halle prostorná místnost budov vestibul</text:p>
      <text:p text:style-name="P1">halapartna Hellebarde těžká sekera s hrotem a hákem</text:p>
      <text:p text:style-name="P1">halapartník Hellebardier voják vyzbrojený halapartnou</text:p>
      <text:p text:style-name="P1">halda Halde velká hromada kupa spousta</text:p>
      <text:p text:style-name="P1">haléř halíř Heller haléř setina české koruny</text:p>
      <text:p text:style-name="P1">halt! halt! stát!</text:p>
      <text:p text:style-name="P1">haltovat halten zastavit</text:p>
      <text:p text:style-name="P1">haltýř haltéř Fischbehälter sádka na ryby</text:p>
      <text:p text:style-name="P1">hambalek Balken trám spojující dvě krokve střechy</text:p>
      <text:p text:style-name="P1">hamovat hemmen brzdit zdržovat zpomalovat</text:p>
      <text:p text:style-name="P1">hamr Hammer kladivo</text:p>
      <text:p text:style-name="P1">hamr Hammer těžké kladivo</text:p>
      <text:p text:style-name="P1">handl Handel obchod</text:p>
      <text:p text:style-name="P1">handlíř Handler obchodník kupec překupník</text:p>
      <text:p text:style-name="P1">handlovat handeln obchodovat</text:p>
      <text:p text:style-name="P1">hantuch Handtuch ručník</text:p>
      <text:p text:style-name="P1">hantýrovat hantieren zacházet nakládat manipulovat</text:p>
      <text:p text:style-name="P1">hanza Hansa Hanse hanza obchodní spolek</text:p>
      <text:p text:style-name="P1">haprovat hapern mít závadu váznout neklapat</text:p>
      <text:p text:style-name="P1">hapták habt Acht postoj v pozoru</text:p>
      <text:p text:style-name="P1">harc Harz = pryskyřice smůla nájezd výpad vojenská potyčka</text:p>
      <text:p text:style-name="P1">harc Harz = pryskyřice smůla nájezd výpad vojenská potyčka harcovat</text:p>
      <text:p text:style-name="P1">harcovat (se) herumziehen ? potulovat se kočovat</text:p>
      <text:p text:style-name="P1">harfa Harfe harfa</text:p>
      <text:p text:style-name="P1">háro Haar vlasy</text:p>
      <text:p text:style-name="P1">harpuna Harpune hákovitě zakončený oštěp na laně</text:p>
      <text:p text:style-name="P1">hastrman Wassermann vodník hastrman</text:p>
      <text:p text:style-name="P1">hašple Haspel vana s vijákem pro barvení tkanin</text:p>
      <text:p text:style-name="P1">hašple Haspel zařízení pro barvení tkanin vrátek</text:p>
      <text:p text:style-name="P1">Haus = dům Knecht =</text:p>
      <text:p text:style-name="P1">hausher Hausherr domácí pán</text:p>
      <text:p text:style-name="P1">hausknecht Haus = dům Knecht = pacholek</text:p>
      <text:p text:style-name="P1">hausknecht pacholek čeledín podomek</text:p>
      <text:p text:style-name="P1">hausmajstr hausmistr Hausmeister domovník</text:p>
      <text:p text:style-name="P1">hausnumero Hausnummer libovolné vymyšlené číslo</text:p>
      <text:p text:style-name="P1">hauzír Hausierer podomní obchodník tulák</text:p>
      <text:p text:style-name="P1">hauzírovat hausieren</text:p>
      <text:p text:style-name="P1">hauzírovat hausieren provozovat podomní obchod toulat se</text:p>
      <text:p text:style-name="P1">hauzknecht Hausknecht pacholek čeledín</text:p>
      <text:p text:style-name="P1">havíř Hauer havíř horník</text:p>
      <text:p text:style-name="P1">hec Hetz zábava legrace sranda</text:p>
      <text:p text:style-name="P1">hecovat hetzen = štvát hnát se provokovat dráždit štvát</text:p>
      <text:p text:style-name="P1">heft heften držadlo násada</text:p>
      <text:p text:style-name="P1">heft heften držadlo násada steh</text:p>
      <text:p text:style-name="P1">heftlink Häftling politický vězeň (za nacismu)</text:p>
      <text:p text:style-name="P1">heftovat (an)heften (na)stehovat</text:p>
      <text:p text:style-name="P1">heftovat (an)heften nastehovat</text:p>
      <text:p text:style-name="P1">heftovat heften připínat přibíjet</text:p>
      <text:p text:style-name="P1">heftovat heften připínat přibíjet podněcovat dráždit</text:p>
      <text:p text:style-name="P1">hejtman Hauptmann náčelník kapitán hejtman</text:p>
      <text:p text:style-name="P1">helfnout helfen pomoct</text:p>
      <text:p text:style-name="P1">helma helmice Helm přilba helma</text:p>
      <text:p text:style-name="P1">herberk Herberge cechovní hospoda špatná noclehárna</text:p>
      <text:p text:style-name="P1">herc Herz srdce červená</text:p>
      <text:p text:style-name="P1">hergot! Herrgott! hergot! pane Bože!</text:p>
      <text:p text:style-name="P1">herinek herink Hering sleď</text:p>
      <text:p text:style-name="P1">hermelín Hermelin zímní bílá kožešina z hranostaje</text:p>
      <text:p text:style-name="P1">herold Herold dvorský obřadník vyhlašující zprávy</text:p>
      <text:p text:style-name="P1">heršaft heršoft Herrschaft panstvo vrchnost</text:p>
      <text:p text:style-name="P1">heršoft! Herrschaft! heršoft! ()</text:p>
      <text:p text:style-name="P1">heršoft! Herrschaft! heršoft! (zaklení)</text:p>
      <text:p text:style-name="P1">heršoft! Herrschaft! heršoft! pravidlo</text:p>
      <text:p text:style-name="P1">herumziehen ? potulovat se kočovat</text:p>
      <text:p text:style-name="P1">herynek herynk Hering nasolený sleď slaneček</text:p>
      <text:p text:style-name="P1">hever Heber zvedák hever</text:p>
      <text:p text:style-name="P1">hic Hitze horko teplo žár</text:p>
      <text:p text:style-name="P1">hicovat heizen topit silně hřát pálit sálat</text:p>
      <text:p text:style-name="P1">hicovat hitzen topit silně hřát</text:p>
      <text:p text:style-name="P1">himlhergot! Himmelherrgott! Bože na nebesích! ( zvolání)</text:p>
      <text:p text:style-name="P1">hin hín hin zničený vyčerpaný pryč</text:p>
      <text:p text:style-name="P1">hoblík Hobel hoblík</text:p>
      <text:p text:style-name="P1">hoblina Hobelspan hoblina</text:p>
      <text:p text:style-name="P1">hoblíř Hobler hoblíř</text:p>
      <text:p text:style-name="P1">hoblovat hobeln hoblovat</text:p>
      <text:p text:style-name="P1">hoblovat hobeln hoblovat opracovávat hoblíkem</text:p>
      <text:p text:style-name="P1">hoblovna Hoblerei hoblovna</text:p>
      <text:p text:style-name="P1">hofírovat hofieren dvořit se pochlebovat</text:p>
      <text:p text:style-name="P1">hofmistr Hofmeister hofmistr vychovatel</text:p>
      <text:p text:style-name="P1">hofmistr Hofmeister vychovatel správce dvora hofmistr</text:p>
      <text:p text:style-name="P1">hófrát Hofrat dvorní rada vyskoký úředník</text:p>
      <text:p text:style-name="P1">hochštapler Hochstapler podvodník dobrodruh</text:p>
      <text:p text:style-name="P1">hokynář Höker obchodník provozující hokynářství</text:p>
      <text:p text:style-name="P1">hokynářství Hökerei</text:p>
      <text:p text:style-name="P1">hokynářství Hökerei obchod s potravinami a jiným</text:p>
      <text:p text:style-name="P1">hold Huldigung okázalý projev úcty nebo pocty</text:p>
      <text:p text:style-name="P1">holdovat huldigen vzdát hold věnovat se oddávat se</text:p>
      <text:p text:style-name="P1">holfald hohle Falte dutý záhyb (na šatech)</text:p>
      <text:p text:style-name="P1">holport ? společné držení něčeho společně</text:p>
      <text:p text:style-name="P1">holt halt halt zkrátka a dobře inu tedy ovšem</text:p>
      <text:p text:style-name="P1">hopsat hopsen hopsat hopkat</text:p>
      <text:p text:style-name="P1">horna valdhorna Waldhorn lesní roh</text:p>
      <text:p text:style-name="P1">hospoda</text:p>
      <text:p text:style-name="P1">hotař hutař Hüter polní hlídač</text:p>
      <text:p text:style-name="P1">houf Haufen houf hejno</text:p>
      <text:p text:style-name="P1">houfnice Haubitze houfnice dělo s krátkou hlavní</text:p>
      <text:p text:style-name="P1">houfovat (se) häufen (sich) hromadit (se)</text:p>
      <text:p text:style-name="P1">hózny Hose kalhoty</text:p>
      <text:p text:style-name="P1">hrabě Graf (z něm. základu) hrabě příslušník vyšší šlechty</text:p>
      <text:p text:style-name="P1">hrabě Graf hrabě příslušník vyšší šlechty</text:p>
      <text:p text:style-name="P1">hrozinka Rosine sušená bobule vinné révy rozinka</text:p>
      <text:p text:style-name="P1">hřbitov Friedhof (z něm. základu) hřbitov</text:p>
      <text:p text:style-name="P1">hudlař Hudler břídil</text:p>
      <text:p text:style-name="P1">humbuk Humbug podvod šalba nesmysl</text:p>
      <text:p text:style-name="P1">humr Hummer humr mořský rak</text:p>
      <text:p text:style-name="P1">hunškop Kopf = hlava koňský náhlavek ohlávka</text:p>
      <text:p text:style-name="P1">hunt Hund důlní vozík</text:p>
      <text:p text:style-name="P1">huntovat auf der Hund bringen kazit ničit</text:p>
      <text:p text:style-name="P1">huť Hütte huť</text:p>
      <text:p text:style-name="P1">hylzna Hülse nábojnice</text:p>
      <text:p text:style-name="P1">hytlák Hüttelwagen krytý nákladní vagón služební vůz</text:p>
      <text:p text:style-name="P1">inzerát Inserat inzerát</text:p>
      <text:p text:style-name="P1">inzerce Insertion inzerce</text:p>
      <text:p text:style-name="P1">inzerent Inserent inzerent</text:p>
      <text:p text:style-name="P1">inzerovat inserieren inzerovat</text:p>
      <text:p text:style-name="P1"><text:span text:style-name="T1">ja</text:span> ano jo</text:p>
      <text:p text:style-name="P1">jár (Studien)jahr rok ročník</text:p>
      <text:p text:style-name="P1">jarmark Jahrmarkt jarmark výroční trh</text:p>
      <text:p text:style-name="P1">juchat juchzen jásat plesat</text:p>
      <text:p text:style-name="P1">jupka Joppe ženský kabátek kazajka</text:p>
      <text:p text:style-name="P1">just na just just právě zrovna schválně naschvál</text:p>
      <text:p text:style-name="P1"><text:span text:style-name="T1">kacíř </text:span>Ketzer kacíř heretik</text:p>
      <text:p text:style-name="P1">kacířství Ketzerei kacířství hereze</text:p>
      <text:p text:style-name="P1">kafe Kaffee káva</text:p>
      <text:p text:style-name="P1">Kachel kachel kachlík kachlička</text:p>
      <text:p text:style-name="P1">kachel kachlík </text:p>
      <text:p text:style-name="P1">kachel kachlík kachlička</text:p>
      <text:p text:style-name="P1">kachlička</text:p>
      <text:p text:style-name="P1">kachlíčkovat kacheln obložit kachlíky</text:p>
      <text:p text:style-name="P1">kakat kacken vyměšovat</text:p>
      <text:p text:style-name="P1">kalich Kelch kalich pohár číše</text:p>
      <text:p text:style-name="P1">kaltna kalt zima chladno</text:p>
      <text:p text:style-name="P1">kamarád Kamerad kamarád přítel</text:p>
      <text:p text:style-name="P1">kamaše Gamasche kamaše</text:p>
      <text:p text:style-name="P1">kamerdíner Kammerdiener komorník</text:p>
      <text:p text:style-name="P1">kamilky Kamille heřmánek</text:p>
      <text:p text:style-name="P1">kamrlík Kämmerlein komůrka malá místnost</text:p>
      <text:p text:style-name="P1">kanape Kanapee pohovka</text:p>
      <text:p text:style-name="P1">kancelář Kanzlei kancelář</text:p>
      <text:p text:style-name="P1">kancelář Kanzlei orgán kancelář</text:p>
      <text:p text:style-name="P1">kancléř Kanzler ministerský předseda kancléř</text:p>
      <text:p text:style-name="P1">kandelábr Kandelaber pouliční svítilna</text:p>
      <text:p text:style-name="P1">kanón kanon Kanone vynikající odborník dělo</text:p>
      <text:p text:style-name="P1">kanon Kanone dělo</text:p>
      <text:p text:style-name="P1">kanonýr Kanonier dělostřelec</text:p>
      <text:p text:style-name="P1">kapela Kapelle kapela</text:p>
      <text:p text:style-name="P1">kaplan Kaplan kaplan</text:p>
      <text:p text:style-name="P1">kaple kaplička Kapelle kaple</text:p>
      <text:p text:style-name="P1">kaprál Korporal desátník</text:p>
      <text:p text:style-name="P1">kapsle Kapsel rozbuška roznětka pouzdro obal</text:p>
      <text:p text:style-name="P1">kapuce Kaputze kapuce</text:p>
      <text:p text:style-name="P1">kára Karre Karren vozík trakař kolečko kárka</text:p>
      <text:p text:style-name="P1">karcer Karzer školní vězení</text:p>
      <text:p text:style-name="P1">karfiol Karfiol květák</text:p>
      <text:p text:style-name="P1">kartotéka Kartothek kartotéka</text:p>
      <text:p text:style-name="P1">kasa Kasse pokladna</text:p>
      <text:p text:style-name="P1">kasírovat kassieren inkasovat přijímat peníze</text:p>
      <text:p text:style-name="P1">kasírovat kassieren inkasovat přijímat peníze rušit</text:p>
      <text:p text:style-name="P1">kastl kastlík Kasten skříň skříňka schránka bednička</text:p>
      <text:p text:style-name="P1">kastrol Kasserolle kastrol rendlík</text:p>
      <text:p text:style-name="P1">kašpar kašpárek Kasperl Kasperle kašpar kašpárek</text:p>
      <text:p text:style-name="P1">katr Gatter mřížové dveře rámová pila</text:p>
      <text:p text:style-name="P1">katr Gatter rámová pila mřížové dveře</text:p>
      <text:p text:style-name="P1">kauf Kauf nákup koupě</text:p>
      <text:p text:style-name="P1">kél Kohl kapusta</text:p>
      <text:p text:style-name="P1">kérovat kehren navážet se do někoho tetovat</text:p>
      <text:p text:style-name="P1">kibic Kiebitz divák a kritik při hraní karet</text:p>
      <text:p text:style-name="P1">kibicovat kiebitzen přihlížet a kritizovat při hraní karet</text:p>
      <text:p text:style-name="P1">klandr Geländer zábradlí</text:p>
      <text:p text:style-name="P1">klapat klapnout klappen klapat klapnout podařit se</text:p>
      <text:p text:style-name="P1">klapka Klappe klapka</text:p>
      <text:p text:style-name="P1">klasa Klasse třída jakost</text:p>
      <text:p text:style-name="P1">klášter Kloster klášter</text:p>
      <text:p text:style-name="P1">klempíř Klempner klempíř</text:p>
      <text:p text:style-name="P1">klenot Kleinod klenot šperk skvost</text:p>
      <text:p text:style-name="P1">klepat klopfen klepat</text:p>
      <text:p text:style-name="P1">kletr klettern = lézt horolezecký batoh</text:p>
      <text:p text:style-name="P1">klika Glück štěstí</text:p>
      <text:p text:style-name="P1">knajpa Kneipe hospoda</text:p>
      <text:p text:style-name="P1"><text:soft-page-break/>knedlík Knödel knedlík</text:p>
      <text:p text:style-name="P1">knecht Knecht prostý voják dráb</text:p>
      <text:p text:style-name="P1">knejp Kneip obuvnický ševcovský nůž</text:p>
      <text:p text:style-name="P1">knop knap knapp sotva těsně</text:p>
      <text:p text:style-name="P1">komandovat kommandieren poroučet rozkazovat velet</text:p>
      <text:p text:style-name="P1">komora Kammer komora</text:p>
      <text:p text:style-name="P1">kompanie Kompanie rota setnina</text:p>
      <text:p text:style-name="P1">koncentrák Konzentrationslager koncentrační tábor</text:p>
      <text:p text:style-name="P1">konzum Konsum konzum spotřeba</text:p>
      <text:p text:style-name="P1">kór gar dokonce docela teprv zvlášť</text:p>
      <text:p text:style-name="P1">koštér Koster koštér ochutnávač</text:p>
      <text:p text:style-name="P1">koštovat kosten (o)chutnat</text:p>
      <text:p text:style-name="P1">koštovat kosten mít cenu stát</text:p>
      <text:p text:style-name="P1">koukat se kucken dívat se</text:p>
      <text:p text:style-name="P1">krachovat krachnout krachen (z)krachovat udělat úpadek</text:p>
      <text:p text:style-name="P1">krajsamt Kreisamt okresní krajský úřad</text:p>
      <text:p text:style-name="P1">krajzl krejzl krejzlík Kragen široký límec límeček</text:p>
      <text:p text:style-name="P1">krám Kram obchod stánek</text:p>
      <text:p text:style-name="P1">krám Kram obchod stánek harampádí</text:p>
      <text:p text:style-name="P1">kramář Krämer drobný obchodník</text:p>
      <text:p text:style-name="P1">kramářka Krämerin drobná obchodnice</text:p>
      <text:p text:style-name="P1">kramflek být silný v k. ? podpatek být si jistý</text:p>
      <text:p text:style-name="P1">kramle Klammer Krampe tesařská skoba</text:p>
      <text:p text:style-name="P1">kramle vzít kramle Klammer Krampe tesařská skoba utéct</text:p>
      <text:p text:style-name="P1">krámovat kramen hrabat se přehrabovat se</text:p>
      <text:p text:style-name="P1">kravál Krawall hluk rámus lomoz povyk</text:p>
      <text:p text:style-name="P1">krčma Kretschmer hospoda</text:p>
      <text:p text:style-name="P1">krčma Kretschmer hospodský</text:p>
      <text:p text:style-name="P1">krčmář Kretschmer hospodský</text:p>
      <text:p text:style-name="P1">kredenc Kredenz příborník kredenc</text:p>
      <text:p text:style-name="P1">krejcar grejcar Kreuzer krejcar malý peníz</text:p>
      <text:p text:style-name="P1">Kreuzer být velmi lakomý</text:p>
      <text:p text:style-name="P1">krchov Kirchhof hřbitov</text:p>
      <text:p text:style-name="P1">kriminál Kriminal vězení věznice</text:p>
      <text:p text:style-name="P1">krusta Kruste kůra povlak strup krusta</text:p>
      <text:p text:style-name="P1">krýgsman Kriegsman voják</text:p>
      <text:p text:style-name="P1">krypl Krüppel chromý člověk mrzák</text:p>
      <text:p text:style-name="P1">křtalt Gestalt forma tvar ozdoba</text:p>
      <text:p text:style-name="P1">křtaltovaný gestaltet tvarovaný utvářený</text:p>
      <text:p text:style-name="P1">křtaltovat gestalten tvarovat utvářet</text:p>
      <text:p text:style-name="P1">ksicht Gesicht obličej</text:p>
      <text:p text:style-name="P1">ksichtit se Gesicht tvářit se</text:p>
      <text:p text:style-name="P1">ksindl Gesindel sebranka lůza chátra banda</text:p>
      <text:p text:style-name="P1">kšaft Geschäft ? poslední vůle závěť testament</text:p>
      <text:p text:style-name="P1">kšeft Geschäft obchod</text:p>
      <text:p text:style-name="P1">kšeft Geschäft obchod výnosná práce</text:p>
      <text:p text:style-name="P1">kšeftovat Geschäft obchodovat</text:p>
      <text:p text:style-name="P1">kšilt Schild štítek čepice</text:p>
      <text:p text:style-name="P1">kšír kšíry schirren postroj popruhy</text:p>
      <text:p text:style-name="P1">kšírovat schirren dát postroj zapřahat</text:p>
      <text:p text:style-name="P1">kufr Koffer kufr</text:p>
      <text:p text:style-name="P1">Kuchtík Küchenjunge ík</text:p>
      <text:p text:style-name="P1">kuchtík Küchenjunge kuchtík</text:p>
      <text:p text:style-name="P1">kuchtit kochen vařit</text:p>
      <text:p text:style-name="P1">Kuchyň Küche</text:p>
      <text:p text:style-name="P1">Kuchyně Küche</text:p>
      <text:p text:style-name="P1">kuchyně Küche kuchyně</text:p>
      <text:p text:style-name="P1">kumbál ? malá temná místnost</text:p>
      <text:p text:style-name="P1">kumpán Kumpan druh společník</text:p>
      <text:p text:style-name="P1">kumpán Kumpan společník druh</text:p>
      <text:p text:style-name="P1">kumšt Kunst umění dovednost zručnost</text:p>
      <text:p text:style-name="P1">kumštýř Künstler umělec obratný člověk</text:p>
      <text:p text:style-name="P1">kundšoft Kundschaft zákazník</text:p>
      <text:p text:style-name="P1">kunsthistorik Kunsthistoriker historik zabývající se uměním</text:p>
      <text:p text:style-name="P1">kunšaft kunčaft Kundschaft zákazník</text:p>
      <text:p text:style-name="P1">kupírovat kupieren kupírovat</text:p>
      <text:p text:style-name="P1">kuplíř Kuppler kuplíř</text:p>
      <text:p text:style-name="P1">kuplířka Kupplerin kuplířka</text:p>
      <text:p text:style-name="P1">kuplířství Kuppelei kuplířství</text:p>
      <text:p text:style-name="P1">kupole kopule Kuppel kupole kopule</text:p>
      <text:p text:style-name="P1">kurát Kurat vojenský kněz</text:p>
      <text:p text:style-name="P1">kuratela Kuratel opatrovnictví</text:p>
      <text:p text:style-name="P1">kurfiřt Kurfürst držitel říšského arciúřadu</text:p>
      <text:p text:style-name="P1">kurt Gurt popruh pás</text:p>
      <text:p text:style-name="P1">kurtovat se gürten sich připoutat se</text:p>
      <text:p text:style-name="P1">kurýrovat kurieren léčit</text:p>
      <text:p text:style-name="P1">kutloch Kuttelhof malá nevzhledná místnost brloh</text:p>
      <text:p text:style-name="P1">kutna Kutte svrchní mnišský oděv</text:p>
      <text:p text:style-name="P1">kvalt Gewalt ? rychlostní stupeň rychlost</text:p>
      <text:p text:style-name="P1">kvalt Gewalt ? rychlostní stupeň rychlost spěch</text:p>
      <text:p text:style-name="P1">kvargle Quargel tvarůžek syreček</text:p>
      <text:p text:style-name="P1">kvartýr Quartier byt příbytek</text:p>
      <text:p text:style-name="P1">kvelb Gewölbe obchod krám</text:p>
      <text:p text:style-name="P1">kvér Gewehr puška zbraň</text:p>
      <text:p text:style-name="P1">kverulant Querulant věčný nespokojenec</text:p>
      <text:p text:style-name="P1">kýbl Kübel kbelík vědro</text:p>
      <text:p text:style-name="P1">kýč Kitsch kýč komerčně zaměřené dílo</text:p>
      <text:p text:style-name="P1">kychta Gicht sazebna</text:p>
      <text:p text:style-name="P1">kýl Kiel lodní kýl</text:p>
      <text:p text:style-name="P1">kysna Kiste bedna</text:p>
      <text:p text:style-name="P1">kyt Kitt tmel kyt</text:p>
      <text:p text:style-name="P1">kytle kytlice Kittel spodní sukně</text:p>
      <text:p text:style-name="P1">kyz Kies rudný nerost kovového vzhledu</text:p>
      <text:p text:style-name="P1"><text:span text:style-name="T1">lacl </text:span>Lätzchen náprsní část oděvu náprsenka</text:p>
      <text:p text:style-name="P1">ládovat laden nabíjet (střelnou zbraň)</text:p>
      <text:p text:style-name="P1">ládovat se laden cpát se hltavě pojídat</text:p>
      <text:p text:style-name="P1">lafeta Lafette lafeta součást děla</text:p>
      <text:p text:style-name="P1">lágr Lager tábor</text:p>
      <text:p text:style-name="P1">lajntuch Leintuch prostěradlo</text:p>
      <text:p text:style-name="P1">lajsna leiste lišta lať</text:p>
      <text:p text:style-name="P1">lajsnout si leisten dovolit si dopřát si</text:p>
      <text:p text:style-name="P1">lajtnant Leutnant poručík</text:p>
      <text:p text:style-name="P1">lak Lack nátěr lak</text:p>
      <text:p text:style-name="P1">lák Lake nálev lák</text:p>
      <text:p text:style-name="P1">lampa Lampe lampa svítilna</text:p>
      <text:p text:style-name="P1">lampasy Lampassen pruhy na švech kalhot u uniformy</text:p>
      <text:p text:style-name="P1">lán Lehne lán</text:p>
      <text:p text:style-name="P1">landkrycht Landgericht krajský soud</text:p>
      <text:p text:style-name="P1">lantkrabě lankrabě Landgraf knížecí titul lankrabě</text:p>
      <text:p text:style-name="P1">lantkrabství lankrabství Landgrafschaft území spravované lankrabětem</text:p>
      <text:p text:style-name="P1">lapálie Lappalie maličkost malichernost</text:p>
      <text:p text:style-name="P1">lať laťka Latte lať laťka tyčka</text:p>
      <text:p text:style-name="P1">lauf Lauf hlaveň</text:p>
      <text:p text:style-name="P1">lautr lauter samý jenom pouze</text:p>
      <text:p text:style-name="P1">lavina Lawine lavina příval záplava</text:p>
      <text:p text:style-name="P1">léga Lege obruba</text:p>
      <text:p text:style-name="P1">legát Legat židle s vyřezávaným opěradlem</text:p>
      <text:p text:style-name="P1">leník Lehenmann leník vazal man</text:p>
      <text:p text:style-name="P1">léno Lehn Lehen léno feudum</text:p>
      <text:p text:style-name="P1">líbesbríf Liebesbrief milostný dopis</text:p>
      <text:p text:style-name="P1">lifrovat (ab)liefern dodávat poslat odeslat</text:p>
      <text:p text:style-name="P1">lifrovat (ab)liefern poslat odeslat dodávat</text:p>
      <text:p text:style-name="P1">litkup Leitkauf zapíjení uzavření koupě </text:p>
      <text:p text:style-name="P1">litkup Leitkauf zapíjení uzavření koupě odstupné</text:p>
      <text:p text:style-name="P1">lógr Lager kávová sedlina</text:p>
      <text:p text:style-name="P1">loch Loch vězení</text:p>
      <text:p text:style-name="P1">lochčit se lachen smát se (brněnský hantec)</text:p>
      <text:p text:style-name="P1">lochna Loch otvor díra</text:p>
      <text:p text:style-name="P1">lokaj Lakai lokaj sluha</text:p>
      <text:p text:style-name="P1">lokál Lokal hostinec hostinský podnik</text:p>
      <text:p text:style-name="P1">lokna Locke kadeř</text:p>
      <text:p text:style-name="P1">los Los los výherní poukázka osud</text:p>
      <text:p text:style-name="P1">losování Losen losování</text:p>
      <text:p text:style-name="P1">losovat losen losovat táhnout los</text:p>
      <text:p text:style-name="P1">loubí Laube podloubí besídka</text:p>
      <text:p text:style-name="P1">loutna Laute loutna strunný drnkací nástroj</text:p>
      <text:p text:style-name="P1">ludra Luder potvora mrcha</text:p>
      <text:p text:style-name="P1">luft Luft vzduch</text:p>
      <text:p text:style-name="P1">lufťák Luft letní host z města na dovolené</text:p>
      <text:p text:style-name="P1">lufthaus Luft = vzduch Haus = dům letní byt chata</text:p>
      <text:p text:style-name="P1">luftovat lüften větrat</text:p>
      <text:p text:style-name="P1">lump Lump darebák lotr uličník ničema</text:p>
      <text:p text:style-name="P1">lunapark Lunapark lunapark</text:p>
      <text:p text:style-name="P1">lunt Lunte doutnák lunt</text:p>
      <text:p text:style-name="P1">lupmačit lumpen dělat neplechy zlobit</text:p>
      <text:p text:style-name="P1">lusthaus Lusthaus letohrádek</text:p>
      <text:p text:style-name="P1">lustr Luster lustr stropní svítidlo</text:p>
      <text:p text:style-name="P1"><text:span text:style-name="T1">machr </text:span>Macher obratný člověk odborník</text:p>
      <text:p text:style-name="P1">majlant majland Mailand = Milán velké množství hojnost</text:p>
      <text:p text:style-name="P1">majstrštyk Meisterstück mistrovské dílo</text:p>
      <text:p text:style-name="P1">majzlík Meissel dláto sekáč</text:p>
      <text:p text:style-name="P1">majznout schmeissen (u)hodit třísknout</text:p>
      <text:p text:style-name="P1">malá tmavá místnost špatná</text:p>
      <text:p text:style-name="P1">malíř Maler malíř</text:p>
      <text:p text:style-name="P1">malování Malen malování</text:p>
      <text:p text:style-name="P1">malovat malen malovat kreslit</text:p>
      <text:p text:style-name="P1">man Mann leník vazal man</text:p>
      <text:p text:style-name="P1">mandel Mandel odstupné stará míra (15 kusů)</text:p>
      <text:p text:style-name="P1">mandel Mandel stará míra (15 kusů)</text:p>
      <text:p text:style-name="P1">mandl Mangel mandl</text:p>
      <text:p text:style-name="P1">mandle Mandel mandle</text:p>
      <text:p text:style-name="P1">mandle Mandel plod mandloně mandle</text:p>
      <text:p text:style-name="P1">mandlovat mangeln uhlazovat na mandlu mandlovat</text:p>
      <text:p text:style-name="P1">manšaft mančaft Manschaft mužstvo tým</text:p>
      <text:p text:style-name="P1">mantl Mantel kabát</text:p>
      <text:p text:style-name="P1">manýra Manier způsob chování</text:p>
      <text:p text:style-name="P1">markrabě markrabí Markgraf markrabě knížecí titul</text:p>
      <text:p text:style-name="P1">markrabství Markgrafschaft země spravované markrabětem</text:p>
      <text:p text:style-name="P1">markytán Marketender prodavač zboží a jídla vojákům</text:p>
      <text:p text:style-name="P1">markytánka Marketenderin prodavačka zboží a jídla vojákům</text:p>
      <text:p text:style-name="P1">marod marod marod nemocný</text:p>
      <text:p text:style-name="P1">marodit marodieren být nemocný stonat</text:p>
      <text:p text:style-name="P1">marodka Marodenzimmer místnost pro nemocné</text:p>
      <text:p text:style-name="P1">marš der Marsch pochod</text:p>
      <text:p text:style-name="P1">marš! marsch! v chod! běž! ven!</text:p>
      <text:p text:style-name="P1">maršál Marschall maršál nejvyšší vojenská</text:p>
      <text:p text:style-name="P1">maršál Marschall maršál nejvyšší vojenská hodnost</text:p>
      <text:p text:style-name="P1">maršbatalion Marschbataillon hodnost pochodový prapor</text:p>
      <text:p text:style-name="P1">maršbatalion Marschbataillon pochodový prapor</text:p>
      <text:p text:style-name="P1">marše die Marsch náplava</text:p>
      <text:p text:style-name="P1">marškompanie Marschkompanie rota odcházející na frontu</text:p>
      <text:p text:style-name="P1">maršrúta Marschroute směr pochodu cesty</text:p>
      <text:p text:style-name="P1">maršrúta Marschroute směr pochodu cesty cest. příkaz</text:p>
      <text:p text:style-name="P1">mašina Maschine stroj lokomotiva</text:p>
      <text:p text:style-name="P1">mašinérie Maschinerie složitá soustava</text:p>
      <text:p text:style-name="P1">mašinfíra Maschinenführer strojvedoucí strojvůdce</text:p>
      <text:p text:style-name="P1">mašinkvér Maschinengewehr kulomet</text:p>
      <text:p text:style-name="P1">mašírovat marschieren pochodovat</text:p>
      <text:p text:style-name="P1">mašle Masche mašle stuha</text:p>
      <text:p text:style-name="P1">maštal Marstall chlév stáj konírna</text:p>
      <text:p text:style-name="P1">matrace madrace Matratze matrace</text:p>
      <text:p text:style-name="P1">mazhaus ? svrchní síň</text:p>
      <text:p text:style-name="P1">mečet mekat meckern mečet</text:p>
      <text:p text:style-name="P1">mekot Meckern mečení mekot</text:p>
      <text:p text:style-name="P1">meldovat melden hlásit ohlásit</text:p>
      <text:p text:style-name="P1">meldunk Meldung hlášení zpráva</text:p>
      <text:p text:style-name="P1">merčit merkovat merken (z)pozorovat všimnout si</text:p>
      <text:p text:style-name="P1">metál Metall vyznamenání medaile</text:p>
      <text:p text:style-name="P1">mince Münze mince</text:p>
      <text:p text:style-name="P1">mindrák Minderwertigkeitskomplex komplex pocit méněcennosti</text:p>
      <text:p text:style-name="P1">mišunk mišuňk Mischung směs míchanice zmatek nepořádek</text:p>
      <text:p text:style-name="P1">mít něco s někým na holport</text:p>
      <text:p text:style-name="P1">mít o něčem šajn(a) Schein (ne)mít o něčem zdání ponětí</text:p>
      <text:p text:style-name="P1">mít recht Recht mít pravdu</text:p>
      <text:p text:style-name="P1">mlok Molch mlok salamandr</text:p>
      <text:p text:style-name="P1">mnich Mönch mnich řeholník</text:p>
      <text:p text:style-name="P1">mord Mord vražda zabití</text:p>
      <text:p text:style-name="P1">mordéř Mörder vrah zabiják</text:p>
      <text:p text:style-name="P1">mordovat morden vraždit zabíjet</text:p>
      <text:p text:style-name="P1">mordovat se morden trápit se lopotit se pachtit se</text:p>
      <text:p text:style-name="P1">mošt Most nevykvašená šťáva z ovoce mošt</text:p>
      <text:p text:style-name="P1">moštárna Mosterei moštárna</text:p>
      <text:p text:style-name="P1">moula Maulaffe hlupák pitomec</text:p>
      <text:p text:style-name="P1">moždíř Mörser moždíř hmoždíř</text:p>
      <text:p text:style-name="P1">mše Messe mše bohoslužba</text:p>
      <text:p text:style-name="P1">mumraj Mummerei maškarní rej ruch shon</text:p>
      <text:p text:style-name="P1">mundúr Montur uniforma stejnokroj</text:p>
      <text:p text:style-name="P1">mustr Muster vzor vzorek</text:p>
      <text:p text:style-name="P1">mustrovat mustern prohlížet posuzovat kárat</text:p>
      <text:p text:style-name="P1">mušle Muschel lastura ulita</text:p>
      <text:p text:style-name="P1">muzika Musik hudba lidová taneční zábava</text:p>
      <text:p text:style-name="P1">mýto Maut mýtné poplatek za použití cesty</text:p>
      <text:p text:style-name="P1"><text:span text:style-name="T1">na </text:span>blint blind naslepo</text:p>
      <text:p text:style-name="P1">na foch pod fochem Fach klamně pod záminkou</text:p>
      <text:p text:style-name="P1">na štorc Sturz ? obráceně napříč</text:p>
      <text:p text:style-name="P1">nacistická něm. tajná státní policie</text:p>
      <text:p text:style-name="P1">narychtovat richten nasměrovat nachystat</text:p>
      <text:p text:style-name="P1">nastražit (uši) řidč. ob. špičkovat dobírat si popichovat provokovat</text:p>
      <text:p text:style-name="P1">nástrojů</text:p>
      <text:p text:style-name="P1">nášup Naschub přídavek</text:p>
      <text:p text:style-name="P1">natahovat ob. šponovky dlouhé přiléhavé kalhoty není v SSJČ </text:p>
      <text:p text:style-name="P1">nechat ve štychu Stich nechat na holičkách</text:p>
      <text:p text:style-name="P1">nemít ani ánunk Ahnung nemít ani tušení ponětí</text:p>
      <text:p text:style-name="P1">nemít ani floka Pflock nemít ani halíř být bez peněz</text:p>
      <text:p text:style-name="P1">nemít ani vindru Wiener Heller nemít ani halíř být bez peněz</text:p>
      <text:p text:style-name="P1">nemít za krejcar rozumu Kreuzer být hloupý</text:p>
      <text:p text:style-name="P1">némlich nämlich právě zrovna totiž</text:p>
      <text:p text:style-name="P1">nestojí to za zlámanou grešli</text:p>
      <text:p text:style-name="P1">nezbednostiamt Amt úřad</text:p>
      <text:p text:style-name="P1">noclehárna</text:p>
      <text:p text:style-name="P1">numero Nummer číslo</text:p>
      <text:p text:style-name="P1"><text:soft-page-break/>nýmand niemand nikdo</text:p>
      <text:p text:style-name="P1"><text:span text:style-name="T1">ob. </text:span>štola podzemní chodba štola horn.</text:p>
      <text:p text:style-name="P1">obchod s potravinami a jiným</text:p>
      <text:p text:style-name="P1">óbrlajtnant Oberleutnant nadporučík</text:p>
      <text:p text:style-name="P1">óbršt Oberst plukovník</text:p>
      <text:p text:style-name="P1">odkráglovat abkrageln odstranit odpravit oddělat</text:p>
      <text:p text:style-name="P1">oficír Offizier důstojník</text:p>
      <text:p text:style-name="P1">ordnunk Ordnung pořádek</text:p>
      <text:p text:style-name="P1">ortel Urteil rozsudek verdikt</text:p>
      <text:p text:style-name="P1"><text:span text:style-name="T1">pacholek </text:span>čeledín podomek</text:p>
      <text:p text:style-name="P1">pajšl Beuschel (rak.) hovězí nebo vepřové plíce a</text:p>
      <text:p text:style-name="P1">pajšl Beuschel (rak.) hovězí nebo vepřové plíce a žaludek</text:p>
      <text:p text:style-name="P1">pajšl Beuschel (rak.kuch.) hovězí nebo vepřové plíce a žaludek</text:p>
      <text:p text:style-name="P1">pajzl Beisel putyka krčma</text:p>
      <text:p text:style-name="P1">pakáž Pack Bagage holota sebranka banda lůza</text:p>
      <text:p text:style-name="P1">paket Paket balík</text:p>
      <text:p text:style-name="P1">pakl Packen balík</text:p>
      <text:p text:style-name="P1">pakovat (se) packen (s)balit (se) zabalit</text:p>
      <text:p text:style-name="P1">paktovné Pacht nájem</text:p>
      <text:p text:style-name="P1">pancíř Panzer krunýř brnění</text:p>
      <text:p text:style-name="P1">pančovat pantschen ředit bryndat</text:p>
      <text:p text:style-name="P1">pantofel Pantoffel pantofel trepka</text:p>
      <text:p text:style-name="P1">papundekl papndekl Pappendeckel lepenka</text:p>
      <text:p text:style-name="P1">pár paar Paar několik dvojice</text:p>
      <text:p text:style-name="P1">paráda Parade okázalost nádhera</text:p>
      <text:p text:style-name="P1">parkán Burggraben hradební příkop</text:p>
      <text:p text:style-name="P1">partaj Partei politická strana nájemník</text:p>
      <text:p text:style-name="P1">pasovat passen hodit se slušet padnout</text:p>
      <text:p text:style-name="P1">pauza Pause přestávka pomlka</text:p>
      <text:p text:style-name="P1">pech Pech smůla neštěstí nezdar</text:p>
      <text:p text:style-name="P1">pechfógl Pechvogel smolař</text:p>
      <text:p text:style-name="P1">pendler Pendler pracovník denně dojíždějící za prací</text:p>
      <text:p text:style-name="P1">pendlovat pendeln jezdit chodit sem a tam</text:p>
      <text:p text:style-name="P1">pergmistr Bergmeister důlní dozorce důlní mistr</text:p>
      <text:p text:style-name="P1">perón Perron nástupiště</text:p>
      <text:p text:style-name="P1">piglovat bügeln žehlit</text:p>
      <text:p text:style-name="P1">pingl Bündel číšník</text:p>
      <text:p text:style-name="P1">pingl Bündel vak ranec uzel číšník</text:p>
      <text:p text:style-name="P1">plac Platz místo</text:p>
      <text:p text:style-name="P1">pláňka Planke laťka tyčka k postavení plotu</text:p>
      <text:p text:style-name="P1">platfus Plattfuss plochá noha</text:p>
      <text:p text:style-name="P1">plato Platte deska podnos</text:p>
      <text:p text:style-name="P1">plech Blech plech</text:p>
      <text:p text:style-name="P1">plundrovat plündern plenit pustošit drancovat</text:p>
      <text:p text:style-name="P1">polír Polier dílovedoucí stavbyvedoucí</text:p>
      <text:p text:style-name="P1">polírovat polieren leštit</text:p>
      <text:p text:style-name="P1">ponk Bank řemeslnický pracovní stůl</text:p>
      <text:p text:style-name="P1">post Posten postavení funkce místo</text:p>
      <text:p text:style-name="P1">pres Presse lis tlak tlačenice</text:p>
      <text:p text:style-name="P1">presovat pressen lisovat</text:p>
      <text:p text:style-name="P1">probíř probéř Probierer zkoušeč jakosti a hmotnosti</text:p>
      <text:p text:style-name="P1">probíř probéř Probierer zkoušeč jakosti a hmotnosti mincí</text:p>
      <text:p text:style-name="P1">provozovat podomní obchod toulat</text:p>
      <text:p text:style-name="P1">prúba Probe zkouška</text:p>
      <text:p text:style-name="P1">prubovat prubnout probieren zkusit zkoušet</text:p>
      <text:p text:style-name="P1">pruh proužek čára zast.ob.</text:p>
      <text:p text:style-name="P1">pucflek Putzfleck vojenský sluha</text:p>
      <text:p text:style-name="P1">pucovat putzen čistit hubovat nadávat</text:p>
      <text:p text:style-name="P1">pumpa Pumpe pumpa čerpadlo</text:p>
      <text:p text:style-name="P1">pumpnout (někoho) Geld pumpen vyloudit peníze půjčit si peníze</text:p>
      <text:p text:style-name="P1">pumpovat pumpen čerpat nabírat nasávat kapalinu</text:p>
      <text:p text:style-name="P1">punc Punze mincí razidlo úřední značka punc</text:p>
      <text:p text:style-name="P1">punc Punze razidlo úřední značka punc</text:p>
      <text:p text:style-name="P1">punktum punktum přesně právě hotovo konec</text:p>
      <text:p text:style-name="P1">puntovat Bund machen spolčovat se</text:p>
      <text:p text:style-name="P1">purkmistr Bürgermeister purkmistr starosta</text:p>
      <text:p text:style-name="P1">putna je mi to putna ? nádoba s popruhy je mi to lhostejné</text:p>
      <text:p text:style-name="P1">putra Butter máslo</text:p>
      <text:p text:style-name="P1">putra Butter žaludek máslo</text:p>
      <text:p text:style-name="P1">putrovat buttern tlouci máslo</text:p>
      <text:p text:style-name="P1">putyka Butike hospoda nejnižšího řádu</text:p>
      <text:p text:style-name="P1"><text:span text:style-name="T1">rabovat </text:span>rauben plenit drancovat loupit</text:p>
      <text:p text:style-name="P1">rada Rat rada</text:p>
      <text:p text:style-name="P1">rádce Rat rádce</text:p>
      <text:p text:style-name="P1">radit raten radit</text:p>
      <text:p text:style-name="P1">rádlo Rändelrad vroubkované kolečko na násadě</text:p>
      <text:p text:style-name="P1">rádlovat rändeln rýhovat vyznačovat rádlem</text:p>
      <text:p text:style-name="P1">radýrka Radiergummi guma (na vymazávání)</text:p>
      <text:p text:style-name="P1">radýrovat radieren gumovat vymazávat gumou</text:p>
      <text:p text:style-name="P1">ráfek Reifen obvodová část kola pro</text:p>
      <text:p text:style-name="P1">ráfek Reifen obvodová část kola pro pneumatiku</text:p>
      <text:p text:style-name="P1">rafnout raffen popadnout kousnout</text:p>
      <text:p text:style-name="P1">ráhno Rahe trám k zavěšení plachet</text:p>
      <text:p text:style-name="P1">rajblík Reibebrett zednické nebo betonářské hladítko</text:p>
      <text:p text:style-name="P1">rajbovat reiben drhnout dřít třít</text:p>
      <text:p text:style-name="P1">rajc Reiz přitažlivost dráždivost půvab</text:p>
      <text:p text:style-name="P1">rajcovat reizen dráždit vábit lákat</text:p>
      <text:p text:style-name="P1">rajcovný reizvoll dráždivý přitažlivý</text:p>
      <text:p text:style-name="P1">rajch Reich německá říše</text:p>
      <text:p text:style-name="P1">rajncenkrecht reinzenkrecht ? vůbec zhola dočista</text:p>
      <text:p text:style-name="P1">rajs Reis rýže</text:p>
      <text:p text:style-name="P1">rajstajbl rajstajfl Teufel divoch neposeda (o dítěti)</text:p>
      <text:p text:style-name="P1">rajtky Reithose jezdecké kalhoty</text:p>
      <text:p text:style-name="P1">rajtovat reiten jet na koni</text:p>
      <text:p text:style-name="P1">rajz Reise cesta cestování</text:p>
      <text:p text:style-name="P1">rajzovat reisen cestovat</text:p>
      <text:p text:style-name="P1">raketa Rakete létací zařízení reaktivní střela</text:p>
      <text:p text:style-name="P1">rám Rahmen obruba obrazu konstrukce</text:p>
      <text:p text:style-name="P1">rambajs rambajz Rammeisen rámus hluk povyk</text:p>
      <text:p text:style-name="P1">ramlice Rammler samice králíka nebo zajíce</text:p>
      <text:p text:style-name="P1">ramlík Rammler samec králíka nebo zajíce</text:p>
      <text:p text:style-name="P1">ramlování Rammelzeit páření se (o králících)</text:p>
      <text:p text:style-name="P1">randál Randal rámus hluk</text:p>
      <text:p text:style-name="P1">ranec Ranzen uzel za cípy svázaný šátek</text:p>
      <text:p text:style-name="P1">rang služební postavení platová skupina rank</text:p>
      <text:p text:style-name="P1">rank Rang služební postavení platová skupina</text:p>
      <text:p text:style-name="P1">rantl Rand Randel okraj obruba lem</text:p>
      <text:p text:style-name="P1">ranžírovat rangieren seřadit uspořádat pořádat</text:p>
      <text:p text:style-name="P1">rap Rappe černý kůň vraník</text:p>
      <text:p text:style-name="P1">rapier stará soubojová zbraňrapír</text:p>
      <text:p text:style-name="P1">rapír Rapier stará soubojová zbraň</text:p>
      <text:p text:style-name="P1">rapl Rappel potrhlost ztřeštěnost potrhlý člověk</text:p>
      <text:p text:style-name="P1">raport Rapport zpráva hlášení</text:p>
      <text:p text:style-name="P1">raportovat rapportieren hlásit ohlásit podat zprávu</text:p>
      <text:p text:style-name="P1">ras ? pohodný bezohledný člověk</text:p>
      <text:p text:style-name="P1">rasovat ? nakládat hrubě necitelně týrat</text:p>
      <text:p text:style-name="P1">rast Rast odpočinek pohov zastávka</text:p>
      <text:p text:style-name="P1">rastr Raster síť síťka mřížka</text:p>
      <text:p text:style-name="P1">rastrovat rastrieren mřížkovat linkovat čárkovat</text:p>
      <text:p text:style-name="P1">rašl ? stroj na výrobu vzorované pleteniny</text:p>
      <text:p text:style-name="P1">rašple Raspel struhák pilník</text:p>
      <text:p text:style-name="P1">rašple Raspel struhák pilník nehezká stará žena</text:p>
      <text:p text:style-name="P1">rašplovat raspeln strouhat pilovat</text:p>
      <text:p text:style-name="P1">rathaus Rathaus radnice</text:p>
      <text:p text:style-name="P1">ratlík Rattler malý hladkosrstý pinč</text:p>
      <text:p text:style-name="P1">raubíř Räuber lupič loupežník darebák uličník</text:p>
      <text:p text:style-name="P1">rauš Rausch (alkoholické) opojení špička</text:p>
      <text:p text:style-name="P1">razír Raseur holič</text:p>
      <text:p text:style-name="P1">rebarbora Rhabarber reveň</text:p>
      <text:p text:style-name="P1">regál Regal police nebo stojan s přihrádkami</text:p>
      <text:p text:style-name="P1">regiment Regiment pluk</text:p>
      <text:p text:style-name="P1">recht Recht být vhod mít pravdu</text:p>
      <text:p text:style-name="P1">rej Reihen rychlé víření</text:p>
      <text:p text:style-name="P1">rejd Reiten ? pneumatiku úhel vychýlení řízení</text:p>
      <text:p text:style-name="P1">rejd Reiten ? úhel vychýlení řízení</text:p>
      <text:p text:style-name="P1">rejdovat reiten ? řídit směr vozidla zatáčet řídit</text:p>
      <text:p text:style-name="P1">rejtar Reiter jízdní voják jezdec</text:p>
      <text:p text:style-name="P1">rek Recke hrdina</text:p>
      <text:p text:style-name="P1">rek Recke hrdina bohatýr</text:p>
      <text:p text:style-name="P1">rekrut Rekrut odvedenec</text:p>
      <text:p text:style-name="P1">rekrutovat rekrutieren odvádět na vojnu</text:p>
      <text:p text:style-name="P1">remedura původně z francouzštiny oprava náprava</text:p>
      <text:p text:style-name="P1">remplovat rempeln vrazit do protihráče</text:p>
      <text:p text:style-name="P1">rendlík Reind (menší) kastrol</text:p>
      <text:p text:style-name="P1">rest Rest nedodělek nedoplatek</text:p>
      <text:p text:style-name="P1">rest Rest nedoplatek nedodělek</text:p>
      <text:p text:style-name="P1">restovat rösten opékat dusit na tuku</text:p>
      <text:p text:style-name="P1">reta réta Rettung záchrana pomoc</text:p>
      <text:p text:style-name="P1">retovat retten chránit zachránit</text:p>
      <text:p text:style-name="P1">revír Revier polesí obvod lovu uzavřený obvod</text:p>
      <text:p text:style-name="P1">revírník Revierförster lesník spravující revír</text:p>
      <text:p text:style-name="P1">revírovat Revier slídit lovit v revíru (o psu)</text:p>
      <text:p text:style-name="P1">rif Riff podmořský útes</text:p>
      <text:p text:style-name="P1">rolák Rollkragenpullover svetr n. tričko s ohrnovacím límcem</text:p>
      <text:p text:style-name="P1">role Rolle herecká úloha funkce postavení</text:p>
      <text:p text:style-name="P1">rolna Rolle kladka kolečko váleček</text:p>
      <text:p text:style-name="P1">rolovat rollen (s)vinout</text:p>
      <text:p text:style-name="P1">rošt Rost mřížka k opékání masa</text:p>
      <text:p text:style-name="P1">roštem</text:p>
      <text:p text:style-name="P1">roštování Rost</text:p>
      <text:p text:style-name="P1">roštování Rost způsob konzervace</text:p>
      <text:p text:style-name="P1">roštování Rost způsob konzervace zpevnění</text:p>
      <text:p text:style-name="P1">rota Rotte roštem rota oddíl vojska</text:p>
      <text:p text:style-name="P1">rota Rotte rota oddíl vojska</text:p>
      <text:p text:style-name="P1">rotmistr Rottmeister velitel roty</text:p>
      <text:p text:style-name="P1">roucha</text:p>
      <text:p text:style-name="P1">roura Röhre trubice trouba</text:p>
      <text:p text:style-name="P1">rozinka Rosine rozinka hrozinka</text:p>
      <text:p text:style-name="P1">rozinka Rosine sušená bobule vinné révy hrozinka</text:p>
      <text:p text:style-name="P1">rozšafný rechtschaffen = poctivý řádný prozíravý uvážlivý moudrý</text:p>
      <text:p text:style-name="P1">rudl ? dvoukolý vozík na přepravu</text:p>
      <text:p text:style-name="P1">rudl ? dvoukolý vozík na přepravu zboží</text:p>
      <text:p text:style-name="P1">ruf Ruf obecná známost pověst</text:p>
      <text:p text:style-name="P1">rukovat zum Wehrdienst einberufen ? nastupovat vojenskou službu</text:p>
      <text:p text:style-name="P1">ruksak Rucksack batoh tlumok</text:p>
      <text:p text:style-name="P1">ruml Rummel ruch shon zmatek poplach</text:p>
      <text:p text:style-name="P1">rumpál rumpeln ruční dřevěný naviják</text:p>
      <text:p text:style-name="P1">rumplovat rumpeln lomcovat tlouct bouchat bušit</text:p>
      <text:p text:style-name="P1">rumrejch rumrajch Rummel vřava hluk hřmot rozruch shon</text:p>
      <text:p text:style-name="P1">runda Runde kolo okruh stolní společnost</text:p>
      <text:p text:style-name="P1">rustika rustikal písmo protáhlé do výšky</text:p>
      <text:p text:style-name="P1">rybíz Ribisel (rak.) rybíz</text:p>
      <text:p text:style-name="P1">rýgl rygl Riegel zástrčka závora</text:p>
      <text:p text:style-name="P1">ryglovat Riegel zavřít na závoru zástrčku</text:p>
      <text:p text:style-name="P1">rygol Rigole stružka žlábek</text:p>
      <text:p text:style-name="P1">rychna riechen zápach</text:p>
      <text:p text:style-name="P1">rychta Richte obydlí sídlo rychtáře</text:p>
      <text:p text:style-name="P1">rychtář Richter rychtář starosta</text:p>
      <text:p text:style-name="P1">rychtyk v rychtyku richtig správné správně v pořádku</text:p>
      <text:p text:style-name="P1">rýna Rinne okapní žlab</text:p>
      <text:p text:style-name="P1">rynek rynk Ring náměstí</text:p>
      <text:p text:style-name="P1">ryps Rips tkanina s vroubky</text:p>
      <text:p text:style-name="P1">rytíř Ritter rytíř</text:p>
      <text:p text:style-name="P1">rytmistr Rittmeister setník u jízdy</text:p>
      <text:p text:style-name="P1">ryto ryt Ritt placená jízda nájemního vozu</text:p>
      <text:p text:style-name="P1">římsa Sims římsa</text:p>
      <text:p text:style-name="P1">říše rajch Reich říše</text:p>
      <text:p text:style-name="P1"><text:span text:style-name="T1">sajrajt </text:span>Sauerei nepořádek svinčík</text:p>
      <text:p text:style-name="P1">sak Sack pytel vak</text:p>
      <text:p text:style-name="P1">sál Saal sál síň</text:p>
      <text:p text:style-name="P1">salamandr Salamander mlok</text:p>
      <text:p text:style-name="P1">salopní salopp nepořádný nedbalý</text:p>
      <text:p text:style-name="P1">samet Samt matně lesklá tkanina samet</text:p>
      <text:p text:style-name="P1">sanitka Sanität záchranka ambulance</text:p>
      <text:p text:style-name="P1">sanýruňk Sanierung (pův. z latiny) sanování</text:p>
      <text:p text:style-name="P1">sargdekl Sargdeckel víko na rakev</text:p>
      <text:p text:style-name="P1">sejp Seife rozsyp</text:p>
      <text:p text:style-name="P1">sekatura Sekkatur trápení týrání sekýrování</text:p>
      <text:p text:style-name="P1">sekt Sekt šumivé víno</text:p>
      <text:p text:style-name="P1">sekutný ? zlý svárlivý</text:p>
      <text:p text:style-name="P1">sekýrovat sekkieren sužovat týrat trápit</text:p>
      <text:p text:style-name="P1">semlbába zemlbába Semmelauflauf žemlovka</text:p>
      <text:p text:style-name="P1">senkrubna sengrubna Senkgrube jáma na odpadky žumpa</text:p>
      <text:p text:style-name="P1">servírka Serviererin zaměstnankyně v restauraci</text:p>
      <text:p text:style-name="P1">servírovat servieren podávat (jídlo)</text:p>
      <text:p text:style-name="P1">servít(ek) Serviette ubrousek</text:p>
      <text:p text:style-name="P1">sesle sesla Sessel židle</text:p>
      <text:p text:style-name="P1">sígl Siegel pečeť razítko</text:p>
      <text:p text:style-name="P1">sígr Sieger = vítěz darebák lotr lump syčák</text:p>
      <text:p text:style-name="P1">sichr sicher jistě bezpečně zaručeně jistý</text:p>
      <text:p text:style-name="P1">sichrhajska sichrhajcka Sicherheitsnadel zavírací špendlík</text:p>
      <text:p text:style-name="P1">sichrovat sichern (za)jistit zabezpečit pojistit</text:p>
      <text:p text:style-name="P1">skříň Schrein Schrank skříň skříňka</text:p>
      <text:p text:style-name="P1">sokl Sockel podstavec podnož patka</text:p>
      <text:p text:style-name="P1">somrák Sommer ? tulák</text:p>
      <text:p text:style-name="P1">somrovat Sommer ? potulovat se toulat se</text:p>
      <text:p text:style-name="P1">sorta Sorte druh odrůda</text:p>
      <text:p text:style-name="P1">sorta Sorte zboží druh odrůda</text:p>
      <text:p text:style-name="P1">sos sós Sosse omáčka</text:p>
      <text:p text:style-name="P1">soumar Saumtier zvíře k nošení břemen</text:p>
      <text:p text:style-name="P1">Span tříska hoblina</text:p>
      <text:p text:style-name="P1">spedice Spedition doprava zasílatelství</text:p>
      <text:p text:style-name="P1">speditér špeditér Spediteur zasílatel dopravce stěhovák</text:p>
      <text:p text:style-name="P1">speditérství Spedition zasílatelství</text:p>
      <text:p text:style-name="P1">spitzen = hrotit ostřit dobírat si popichovat provokovat špičkový</text:p>
      <text:p text:style-name="P1">Spitzen- mimořádný vrcholný vynikající</text:p>
      <text:p text:style-name="P1">spíž spíže spižírna Speise(kammer) místnost k uložení potravin</text:p>
      <text:p text:style-name="P1"><text:soft-page-break/>sporák šporák Sparherd sporák plotna</text:p>
      <text:p text:style-name="P1">spořit sparen šetřit</text:p>
      <text:p text:style-name="P1">spořivý sparsam šetrný</text:p>
      <text:p text:style-name="P1">spreizen -(ver) vzepřít podepřít</text:p>
      <text:p text:style-name="P1">spreizen vzepřít podepřít</text:p>
      <text:p text:style-name="P1">spuntovat spunktovat Bund machen umluvit smluvit zosnovat</text:p>
      <text:p text:style-name="P1">Staatspolizei)</text:p>
      <text:p text:style-name="P1">sténat stöhnen naříkat sténat</text:p>
      <text:p text:style-name="P1">strapazieren (sich) namáhat obtěžovat (se)</text:p>
      <text:p text:style-name="P1">strapazieren (sich) štaficirovat namáhat obtěžovat (se)</text:p>
      <text:p text:style-name="P1">sulc Sulze Sülze aspik rosol huspenina</text:p>
      <text:p text:style-name="P1">sulcovat sülzen rosolovat</text:p>
      <text:p text:style-name="P1"><text:span text:style-name="T1">šablona </text:span>Schablone vzor předloha</text:p>
      <text:p text:style-name="P1">šablona vzor předloha</text:p>
      <text:p text:style-name="P1">šábovat (se) dělit se</text:p>
      <text:p text:style-name="P1">šábovat (se) scheiden (sich) dělit se</text:p>
      <text:p text:style-name="P1">šabraka čabraka</text:p>
      <text:p text:style-name="P1">šabraka Schabracke čabraka</text:p>
      <text:p text:style-name="P1">šábrování schaben škrabání</text:p>
      <text:p text:style-name="P1">šábrování škrabání</text:p>
      <text:p text:style-name="P1">šacovat odhadnout ocenit prohledat kapsy</text:p>
      <text:p text:style-name="P1">šacovat schätzen odhadnout ocenit</text:p>
      <text:p text:style-name="P1">šacovat schätzen odhadnout ocenit prohledat kapsy</text:p>
      <text:p text:style-name="P1">šacovník odhadce</text:p>
      <text:p text:style-name="P1">šacovník Schätzer odhadce</text:p>
      <text:p text:style-name="P1">šacunk šacuňk odhad výkupné</text:p>
      <text:p text:style-name="P1">šacunk šacuňk Schätzung odhad výkupné</text:p>
      <text:p text:style-name="P1">šafář (hospodářský) správce</text:p>
      <text:p text:style-name="P1">šafář Schaffer (hospodářský) správce</text:p>
      <text:p text:style-name="P1">šafářovat být šafářem rozkazovat druhým</text:p>
      <text:p text:style-name="P1">šafářovat schaffen být šafářem rozkazovat druhým</text:p>
      <text:p text:style-name="P1">šachta důl šachta</text:p>
      <text:p text:style-name="P1">šachta Schacht důl šachta</text:p>
      <text:p text:style-name="P1">šajba kotouč řemenice terč</text:p>
      <text:p text:style-name="P1">šajba Scheibe kotouč řemenice terč</text:p>
      <text:p text:style-name="P1">šajn Schein svit záře</text:p>
      <text:p text:style-name="P1">šajn svit záře (ne)mít o něčem zdání ponětí</text:p>
      <text:p text:style-name="P1">šál ? jeden z velkých svalů kýty</text:p>
      <text:p text:style-name="P1">šál jeden z velkých svalů kýty</text:p>
      <text:p text:style-name="P1">šála Schal šála</text:p>
      <text:p text:style-name="P1">šála Schal těžní klec</text:p>
      <text:p text:style-name="P1">šála šála</text:p>
      <text:p text:style-name="P1">šála těžní klec</text:p>
      <text:p text:style-name="P1">šálek Schale (rak.) šálek miska</text:p>
      <text:p text:style-name="P1">šálek šálek miska</text:p>
      <text:p text:style-name="P1">šalina (brněnská) tramvaj</text:p>
      <text:p text:style-name="P1">šalina elektrische Linie (brněnská) tramvaj</text:p>
      <text:p text:style-name="P1">šalíř topič v sklářské huti středov. přilba</text:p>
      <text:p text:style-name="P1">šalmaj píšťala zvl. pastýřská</text:p>
      <text:p text:style-name="P1">šalmaj Schalmei píšťala zvl. pastýřská</text:p>
      <text:p text:style-name="P1">šalování bednění obložení</text:p>
      <text:p text:style-name="P1">šalování Schalung bednění obložení</text:p>
      <text:p text:style-name="P1">šalovat bednit obkládat pobíjet prkny</text:p>
      <text:p text:style-name="P1">šalovat schalen bednit obkládat pobíjet prkny</text:p>
      <text:p text:style-name="P1">šaltovat (vy)řadit</text:p>
      <text:p text:style-name="P1">šaltovat schalten (vy)řadit</text:p>
      <text:p text:style-name="P1">šaltpáka řadicí páka</text:p>
      <text:p text:style-name="P1">šaltpáka Schalthebel řadicí páka</text:p>
      <text:p text:style-name="P1">šaltr přepážka</text:p>
      <text:p text:style-name="P1">šaltr Schalter přepážka</text:p>
      <text:p text:style-name="P1">šalvěj Salbei šalvěj</text:p>
      <text:p text:style-name="P1">šalvěj šalvěj</text:p>
      <text:p text:style-name="P1">šalvostr Goldscheidewasser lučavka</text:p>
      <text:p text:style-name="P1">šalvostr lučavka</text:p>
      <text:p text:style-name="P1">šamot Schamotte žáruvzdorný materiál</text:p>
      <text:p text:style-name="P1">šamot žáruvzdorný materiál</text:p>
      <text:p text:style-name="P1">šamotka hliněná dlaždice cihla</text:p>
      <text:p text:style-name="P1">šamotka Schamotte hliněná dlaždice cihla</text:p>
      <text:p text:style-name="P1">šamrle šamrdle nízká stolička podnožka</text:p>
      <text:p text:style-name="P1">šamrle šamrdle Schemel nízká stolička podnožka</text:p>
      <text:p text:style-name="P1">šamstr ? nápadník milenec</text:p>
      <text:p text:style-name="P1">šamstr nápadník milenec</text:p>
      <text:p text:style-name="P1">šance hradby valy opevnění násep</text:p>
      <text:p text:style-name="P1">šance Schanze hradby valy opevnění násep</text:p>
      <text:p text:style-name="P1">šancovat Schanze zatahovat svatebnímu průvodu cestu</text:p>
      <text:p text:style-name="P1">šancovat zatahovat svatebnímu průvodu cestu</text:p>
      <text:p text:style-name="P1">šanovat chránit šetřit</text:p>
      <text:p text:style-name="P1">šanovat schonen chránit šetřit</text:p>
      <text:p text:style-name="P1">šantročit ? čachrovat pokoutně ukrývat</text:p>
      <text:p text:style-name="P1">šantročit čachrovat pokoutně ukrývat</text:p>
      <text:p text:style-name="P1">šarlach jasně červená barva spála</text:p>
      <text:p text:style-name="P1">šarlach Scharlach jasně červená barva spála</text:p>
      <text:p text:style-name="P1">šarlat Scharlach tkanina jasně červené barvy</text:p>
      <text:p text:style-name="P1">šarlat tkanina jasně červené barvy</text:p>
      <text:p text:style-name="P1">šarnýr kloubový závěs stěžejka</text:p>
      <text:p text:style-name="P1">šarnýr Scharnier kloubový závěs stěžejka</text:p>
      <text:p text:style-name="P1">šarvátka potyčka půtka bitka srážka</text:p>
      <text:p text:style-name="P1">šarvátka Scharmützel potyčka půtka bitka srážka</text:p>
      <text:p text:style-name="P1">šejdíř podvodník</text:p>
      <text:p text:style-name="P1">šejdíř Schindler podvodník</text:p>
      <text:p text:style-name="P1">šelma Schelm šelma dravý savec</text:p>
      <text:p text:style-name="P1">šelma šelma dravý savec</text:p>
      <text:p text:style-name="P1">šéma schéma</text:p>
      <text:p text:style-name="P1">šéma Schema schéma</text:p>
      <text:p text:style-name="P1">šenk hospoda výčep nálevna</text:p>
      <text:p text:style-name="P1">šenk Schenke Schank hospoda výčep nálevna</text:p>
      <text:p text:style-name="P1">šenkovat nalévat čepovat</text:p>
      <text:p text:style-name="P1">šenkovat schenken nalévat čepovat</text:p>
      <text:p text:style-name="P1">šenkovna hospoda výčep nálevna</text:p>
      <text:p text:style-name="P1">šenkovna Schenke Schank hospoda výčep nálevna</text:p>
      <text:p text:style-name="P1">šenkýř hostinský výčepní</text:p>
      <text:p text:style-name="P1">šenkýř Schenkwirt hostinský výčepní</text:p>
      <text:p text:style-name="P1">šenkýřka hostinská</text:p>
      <text:p text:style-name="P1">šenkýřka Schenkwirtin hostinská</text:p>
      <text:p text:style-name="P1">šerm ? zápolení bodnou n. sečnou zbraní</text:p>
      <text:p text:style-name="P1">šerm zápolení bodnou n. sečnou zbraní</text:p>
      <text:p text:style-name="P1">šermovat ? zápolit bodnou n. sečnou zbraní</text:p>
      <text:p text:style-name="P1">šermovat zápolit bodnou n. sečnou zbraní</text:p>
      <text:p text:style-name="P1">šerpa Schärpe šerpa široká stuha</text:p>
      <text:p text:style-name="P1">šerpa šerpa široká stuha</text:p>
      <text:p text:style-name="P1">šibík slepá chodba</text:p>
      <text:p text:style-name="P1">šibík Stapel slepá chodba</text:p>
      <text:p text:style-name="P1">šibík Stapel slepá chodba (horn.)</text:p>
      <text:p text:style-name="P1">šibovat šíbovat posunovat (vlak) odsunovat</text:p>
      <text:p text:style-name="P1">šibovat šíbovat schieben posunovat (vlak) odsunovat</text:p>
      <text:p text:style-name="P1">šíbr posunovač logaritmické pravítko</text:p>
      <text:p text:style-name="P1">šíbr Schieber logaritmické pravítko</text:p>
      <text:p text:style-name="P1">šíbr Schieber posunovač logaritmické pravítko</text:p>
      <text:p text:style-name="P1">šíbrovat šibrovat přesunovat posouvat čachrovat</text:p>
      <text:p text:style-name="P1">šíbrovat šibrovat schieben přesunovat posouvat čachrovat</text:p>
      <text:p text:style-name="P1">šíf loď</text:p>
      <text:p text:style-name="P1">šíf Schiff loď</text:p>
      <text:p text:style-name="P1">šifař loďař</text:p>
      <text:p text:style-name="P1">šifař Schiffer loďař</text:p>
      <text:p text:style-name="P1">šiferna loděnice</text:p>
      <text:p text:style-name="P1">šiferna Schiffswerft loděnice</text:p>
      <text:p text:style-name="P1">šichta Schicht směna</text:p>
      <text:p text:style-name="P1">šichta směna</text:p>
      <text:p text:style-name="P1">šichtmistr Schichtmeister vedoucí směny</text:p>
      <text:p text:style-name="P1">šichtmistr vedoucí směny</text:p>
      <text:p text:style-name="P1">šik Schick vojenský útvar šik dvojřad</text:p>
      <text:p text:style-name="P1">šik vojenský útvar šik dvojřad</text:p>
      <text:p text:style-name="P1">šiknout se hodit se</text:p>
      <text:p text:style-name="P1">šiknout se schicken sich hodit se</text:p>
      <text:p text:style-name="P1">šikovat řadit do šiku poslat</text:p>
      <text:p text:style-name="P1">šikovat schicken řadit do šiku</text:p>
      <text:p text:style-name="P1">šikovat schicken řadit do šiku poslat</text:p>
      <text:p text:style-name="P1">šikovný dovedný zručný obratný vhodný</text:p>
      <text:p text:style-name="P1">šikovný geschickt dovedný zručný obratný vhodný</text:p>
      <text:p text:style-name="P1">šilhat schielen šilhat pošilhávat</text:p>
      <text:p text:style-name="P1">šilhat šilhat pošilhávat</text:p>
      <text:p text:style-name="P1">šilink bývalé platidlo v Rakousku</text:p>
      <text:p text:style-name="P1">šilink Schilling bývalé platidlo v Rakousku</text:p>
      <text:p text:style-name="P1">šimfovat hubovat</text:p>
      <text:p text:style-name="P1">šimfovat schimpfen hubovat</text:p>
      <text:p text:style-name="P1">šiml bělouš bílý kůň</text:p>
      <text:p text:style-name="P1">šiml Schimmel bělouš bílý kůň</text:p>
      <text:p text:style-name="P1">šína kolejnice</text:p>
      <text:p text:style-name="P1">šína Schiene kolejnice</text:p>
      <text:p text:style-name="P1">šinágl ? veslová loďka s plochým dnem</text:p>
      <text:p text:style-name="P1">šinágl veslová loďka s plochým dnem</text:p>
      <text:p text:style-name="P1">šindel Schindel šindel taška</text:p>
      <text:p text:style-name="P1">šindel šindel taška</text:p>
      <text:p text:style-name="P1">šindelář Schindelmacher výrobce šindelů</text:p>
      <text:p text:style-name="P1">šindelář výrobce šindelů</text:p>
      <text:p text:style-name="P1">širm Schirm stínidlo lampy</text:p>
      <text:p text:style-name="P1">širm stínidlo lampy</text:p>
      <text:p text:style-name="P1">šišarda Schie3scharte střílna</text:p>
      <text:p text:style-name="P1">šišarda střílna</text:p>
      <text:p text:style-name="P1">škapulíř druh amuletu část mnišského roucha</text:p>
      <text:p text:style-name="P1">škapulíř Skapulier</text:p>
      <text:p text:style-name="P1">škapulíř Skapulier část mnišského roucha</text:p>
      <text:p text:style-name="P1">škapulíř Skapulier druh amuletu část mnišského</text:p>
      <text:p text:style-name="P1">škatule krabice</text:p>
      <text:p text:style-name="P1">škatule Schatulle krabice</text:p>
      <text:p text:style-name="P1">škatule Schatulle roucha krabice</text:p>
      <text:p text:style-name="P1">škeble ? sladkovodní mlž lastura</text:p>
      <text:p text:style-name="P1">škeble sladkovodní mlž lastura</text:p>
      <text:p text:style-name="P1">škoda Schade škoda poškození újma</text:p>
      <text:p text:style-name="P1">škoda škoda poškození újma</text:p>
      <text:p text:style-name="P1">škopek Schaff škopek dřez</text:p>
      <text:p text:style-name="P1">škopek škopek dřez</text:p>
      <text:p text:style-name="P1">šláfrok Schlafrock župan</text:p>
      <text:p text:style-name="P1">šláfrok župan</text:p>
      <text:p text:style-name="P1">šláftruňk Schlaftrunk uspávací nápoj</text:p>
      <text:p text:style-name="P1">šláftruňk uspávací nápoj</text:p>
      <text:p text:style-name="P1">šlágr hit</text:p>
      <text:p text:style-name="P1">šlágr Schlager hit</text:p>
      <text:p text:style-name="P1">šlajer šlojíř Schleier závoj rouška</text:p>
      <text:p text:style-name="P1">šlajer šlojíř závoj rouška</text:p>
      <text:p text:style-name="P1">šlajf šlejf brzda (mechanická)</text:p>
      <text:p text:style-name="P1">šlajf šlejf Schleif brzda (mechanická)</text:p>
      <text:p text:style-name="P1">šlajfka kravata vázanka</text:p>
      <text:p text:style-name="P1">šlajfka Schleife kravata vázanka</text:p>
      <text:p text:style-name="P1">šlajfky brusle na kličku</text:p>
      <text:p text:style-name="P1">šlajfky schleifen brusle na kličku</text:p>
      <text:p text:style-name="P1">šlajfovat brzdit</text:p>
      <text:p text:style-name="P1">šlajfovat schleifen brzdit</text:p>
      <text:p text:style-name="P1">šlajsna propust</text:p>
      <text:p text:style-name="P1">šlajsna Schleuse propust</text:p>
      <text:p text:style-name="P1">šlak mrtvice ďas čert</text:p>
      <text:p text:style-name="P1">šlak Schlag mrtvice ďas čert</text:p>
      <text:p text:style-name="P1">šlakovat jít po stopě sledovat</text:p>
      <text:p text:style-name="P1">šlakovat schlagen jít po stopě sledovat</text:p>
      <text:p text:style-name="P1">šlam Schlamm usazenina uhelného prachu</text:p>
      <text:p text:style-name="P1">šlam usazenina uhelného prachu</text:p>
      <text:p text:style-name="P1">šlamastyka šlamastika nesnáze trampoty</text:p>
      <text:p text:style-name="P1">šlamastyka šlamastika Schlamassel nesnáze trampoty</text:p>
      <text:p text:style-name="P1">šlank schlank štíhlý</text:p>
      <text:p text:style-name="P1">šlank štíhlý</text:p>
      <text:p text:style-name="P1">šlaušek šlauch hadička</text:p>
      <text:p text:style-name="P1">šlaušek šlauch Schlauch hadička</text:p>
      <text:p text:style-name="P1">šle ? tráky kšandy</text:p>
      <text:p text:style-name="P1">šle tráky kšandy</text:p>
      <text:p text:style-name="P1">šlechta Geschlecht šlechta vládnoucí třída </text:p>
      <text:p text:style-name="P1">šlechta Geschlecht šlechta vládnoucí třída aristokracie</text:p>
      <text:p text:style-name="P1">šlechta šlechta vládnoucí třída aristokracie</text:p>
      <text:p text:style-name="P1">šlechtic Geschlecht aristokracie příslušník šlechty aristokrat</text:p>
      <text:p text:style-name="P1">šlechtic Geschlecht příslušník šlechty aristokrat</text:p>
      <text:p text:style-name="P1">šlechtic příslušník šlechty aristokrat</text:p>
      <text:p text:style-name="P1">šlejfírna brusírna</text:p>
      <text:p text:style-name="P1">šlejfírna Schleiferei brusírna</text:p>
      <text:p text:style-name="P1">šlejfíř brusič</text:p>
      <text:p text:style-name="P1">šlejfíř Schleifer brusič</text:p>
      <text:p text:style-name="P1">šlem hlen slizovitá látka kal</text:p>
      <text:p text:style-name="P1">šlem Schleim hlen slizovitá látka kal</text:p>
      <text:p text:style-name="P1">šlendrián nepořádek nepořádný člověk</text:p>
      <text:p text:style-name="P1">šlendrián Schlendrian nepořádek nepořádný člověk</text:p>
      <text:p text:style-name="P1">šlengr darebák</text:p>
      <text:p text:style-name="P1">šlengr Schlingel darebák</text:p>
      <text:p text:style-name="P1">šlep Schleppe vlečka</text:p>
      <text:p text:style-name="P1">šlep vlečka</text:p>
      <text:p text:style-name="P1">šlepr šlépr Schlepper tahač vlek vlečka</text:p>
      <text:p text:style-name="P1">šlepr šlépr tahač vlek vlečka</text:p>
      <text:p text:style-name="P1">šlicovat dělat zátinku</text:p>
      <text:p text:style-name="P1">šlicovat schlitzen dělat zátinku</text:p>
      <text:p text:style-name="P1">šlif Schliff společenská uhlazenost</text:p>
      <text:p text:style-name="P1">šlif společenská uhlazenost</text:p>
      <text:p text:style-name="P1">šlichta břečka špatné jídlo</text:p>
      <text:p text:style-name="P1">šlichta Schlichte břečka špatné jídlo</text:p>
      <text:p text:style-name="P1">šlitáž jízda na saních sanice</text:p>
      <text:p text:style-name="P1">šlitáž Schlittenfahrt jízda na saních sanice</text:p>
      <text:p text:style-name="P1">šlofík krátký spánek</text:p>
      <text:p text:style-name="P1">šlofík Schläfchen krátký spánek</text:p>
      <text:p text:style-name="P1">šlohnout ? ukrást</text:p>
      <text:p text:style-name="P1">šlohnout ukrást</text:p>
      <text:p text:style-name="P1">šluk polknutí kouře při kouření</text:p>
      <text:p text:style-name="P1">šluk Schluck = lok doušek polknutí kouře při kouření</text:p>
      <text:p text:style-name="P1">šlukovat polykat kouř při kouření</text:p>
      <text:p text:style-name="P1">šlukovat schlucken = polykat polykat kouř při kouření</text:p>
      <text:p text:style-name="P1">šlundra ? nepořádná nebo nemravná žena</text:p>
      <text:p text:style-name="P1">šlundra nepořádná nebo nemravná žena</text:p>
      <text:p text:style-name="P1">šlupna Schlaufe smyčka stuhy</text:p>
      <text:p text:style-name="P1">šlupna smyčka stuhy</text:p>
      <text:p text:style-name="P1"><text:soft-page-break/>šlus konec</text:p>
      <text:p text:style-name="P1">šlus Schluss konec</text:p>
      <text:p text:style-name="P1">šmajchl lichotka lichocení mazlení</text:p>
      <text:p text:style-name="P1">šmajchl Schmeichelei lichotka lichocení mazlení</text:p>
      <text:p text:style-name="P1">šmajchlíř lichotník</text:p>
      <text:p text:style-name="P1">šmajchlíř Schmeichler lichotník</text:p>
      <text:p text:style-name="P1">šmajchlovat (se) lichotit (se) lísat se mazlit se</text:p>
      <text:p text:style-name="P1">šmajchlovat (se) schmeicheln lichotit (se) lísat se mazlit se</text:p>
      <text:p text:style-name="P1">šmajznout schmeissen ukrást uhodit</text:p>
      <text:p text:style-name="P1">šmajznout ukrást uhodit</text:p>
      <text:p text:style-name="P1">šmak Geschmack chuť příchuť</text:p>
      <text:p text:style-name="P1">šmak chuť příchuť</text:p>
      <text:p text:style-name="P1">šmáknout (si) přijít vhod pochutnat si</text:p>
      <text:p text:style-name="P1">šmáknout (si) schmecken pochutnat si přijít vhod</text:p>
      <text:p text:style-name="P1">šmáknout (si) schmecken přijít vhod pochutnat si</text:p>
      <text:p text:style-name="P1">šmakovat chutnat</text:p>
      <text:p text:style-name="P1">šmakovat schmecken chutnat</text:p>
      <text:p text:style-name="P1">šmant šmont ? uhelný prach druh briket</text:p>
      <text:p text:style-name="P1">šmant šmont uhelný prach druh briket</text:p>
      <text:p text:style-name="P1">šmejd podřadné zboží brak</text:p>
      <text:p text:style-name="P1">šmejd Schund podřadné zboží brak</text:p>
      <text:p text:style-name="P1">šmejdit Schund zvídavě se pohybovat slídit</text:p>
      <text:p text:style-name="P1">šmejdit zvídavě se pohybovat slídit</text:p>
      <text:p text:style-name="P1">šmelc Schmelz staré železo šrot</text:p>
      <text:p text:style-name="P1">šmelc Schmelz staré železo šrot barevné trety</text:p>
      <text:p text:style-name="P1">šmelc staré železo šrot barevné trety</text:p>
      <text:p text:style-name="P1">šmelcíř Schmelzer tavič</text:p>
      <text:p text:style-name="P1">šmelcíř tavič</text:p>
      <text:p text:style-name="P1">šmelcovat schmelzen tavit</text:p>
      <text:p text:style-name="P1">šmelcovat tavit</text:p>
      <text:p text:style-name="P1">šmelcovna Schmelzerei tavírna</text:p>
      <text:p text:style-name="P1">šmelcovna tavírna</text:p>
      <text:p text:style-name="P1">šmelina černý obchod lichva</text:p>
      <text:p text:style-name="P1">šmelina Schiebung černý obchod lichva</text:p>
      <text:p text:style-name="P1">šmelinář překupník</text:p>
      <text:p text:style-name="P1">šmelinář Schieber překupník</text:p>
      <text:p text:style-name="P1">šmigrust šmerkust ? pomlázka</text:p>
      <text:p text:style-name="P1">šmigrust šmerkust pomlázka</text:p>
      <text:p text:style-name="P1">šminkovat líčit</text:p>
      <text:p text:style-name="P1">šminkovat schminken líčit</text:p>
      <text:p text:style-name="P1">šminky líčidla</text:p>
      <text:p text:style-name="P1">šminky Schminke líčidla</text:p>
      <text:p text:style-name="P1">šmír mazadlo kolomaz</text:p>
      <text:p text:style-name="P1">šmír Schmiere mazadlo kolomaz</text:p>
      <text:p text:style-name="P1">šmíra kočující divadelní spol. nižší úrovně</text:p>
      <text:p text:style-name="P1">šmíra Schmiere kočující divadelní spol. nižší úrovně</text:p>
      <text:p text:style-name="P1">šmírák koncept nežádoucí pozorovatel</text:p>
      <text:p text:style-name="P1">šmírák Schmiere koncept nežádoucí pozorovatel</text:p>
      <text:p text:style-name="P1">šmírák Schmiere úřadování koncept</text:p>
      <text:p text:style-name="P1">šmírbuch pomocná účetní kniha</text:p>
      <text:p text:style-name="P1">šmírbuch Schmierbuch pomocná účetní kniha</text:p>
      <text:p text:style-name="P1">šmirgl Schmirgel smirek brusný papír</text:p>
      <text:p text:style-name="P1">šmirgl smirek brusný papír</text:p>
      <text:p text:style-name="P1">šmirglovat schmirgeln smirkovat brousit leštit</text:p>
      <text:p text:style-name="P1">šmirglovat smirkovat brousit leštit</text:p>
      <text:p text:style-name="P1">šmirglpapír Schmirgelpapier smirkový papír</text:p>
      <text:p text:style-name="P1">šmirglpapír smirkový papír</text:p>
      <text:p text:style-name="P1">šmírovat mazat šmírem sledovat slídit</text:p>
      <text:p text:style-name="P1">šmírovat schmieren mazat šmírem</text:p>
      <text:p text:style-name="P1">šmírovat schmieren mazat šmírem sledovat slídit</text:p>
      <text:p text:style-name="P1">šmízo Schmiere úplatek výhoda brak šmejd</text:p>
      <text:p text:style-name="P1">šmízo úplatek výhoda brak šmejd</text:p>
      <text:p text:style-name="P1">šmok ? prodejný novinář</text:p>
      <text:p text:style-name="P1">šmok prodejný novinář</text:p>
      <text:p text:style-name="P1">šmolc přepuštěné máslo</text:p>
      <text:p text:style-name="P1">šmolc schmelzen Schmolz přepuštěné máslo</text:p>
      <text:p text:style-name="P1">šmolka ? modřidlo</text:p>
      <text:p text:style-name="P1">šmolka modřidlo</text:p>
      <text:p text:style-name="P1">šmolkovat ? modřit šmolkou</text:p>
      <text:p text:style-name="P1">šmolkovat modřit šmolkou</text:p>
      <text:p text:style-name="P1">šmorn Kaiserschmarren trhanec smaženec</text:p>
      <text:p text:style-name="P1">šmorn trhanec smaženec</text:p>
      <text:p text:style-name="P1">šmudla schmuddeln špindíra</text:p>
      <text:p text:style-name="P1">šmudla špindíra</text:p>
      <text:p text:style-name="P1">šmudlaný schmuddlig ušpiněný</text:p>
      <text:p text:style-name="P1">šmudlaný ušpiněný</text:p>
      <text:p text:style-name="P1">šmudlat dělat neobratně nepořádně umývat</text:p>
      <text:p text:style-name="P1">šmudlat schmuddeln dělat neobratně nepořádně umývat</text:p>
      <text:p text:style-name="P1">šmuk Schmuck šperk klenot ozdoba</text:p>
      <text:p text:style-name="P1">šmuk šperk klenot ozdoba</text:p>
      <text:p text:style-name="P1">šnaps šnába kořalka pálenka</text:p>
      <text:p text:style-name="P1">šnaps šnába Schnaps kořalka pálenka</text:p>
      <text:p text:style-name="P1">šnek hlemýžď šnek</text:p>
      <text:p text:style-name="P1">šnek Schnecke hlemýžď šnek</text:p>
      <text:p text:style-name="P1">šněrovací Schnür- šněrovací stahovaný tkanicí</text:p>
      <text:p text:style-name="P1">šněrovací šněrovací stahovaný tkanicí</text:p>
      <text:p text:style-name="P1">šněrovačka korzet</text:p>
      <text:p text:style-name="P1">šněrovačka schnüren korzet</text:p>
      <text:p text:style-name="P1">šněrovat schnüren spojovat svazovat stahovat tkanicí</text:p>
      <text:p text:style-name="P1">šněrovat spojovat svazovat stahovat tkanicí</text:p>
      <text:p text:style-name="P1">šnorchl potápěčská trubice šnorchl</text:p>
      <text:p text:style-name="P1">šnorchl Schnorchel potápěčská trubice šnorchl</text:p>
      <text:p text:style-name="P1">šňořit verschönern zdobit krášlit fintit</text:p>
      <text:p text:style-name="P1">šňořit zdobit krášlit fintit</text:p>
      <text:p text:style-name="P1">šňupací Schnupf- určený sloužící k šňupání</text:p>
      <text:p text:style-name="P1">šňupací určený sloužící k šňupání</text:p>
      <text:p text:style-name="P1">šňupák kapesník čenich</text:p>
      <text:p text:style-name="P1">šňupák Schnupftuch kapesník čenich</text:p>
      <text:p text:style-name="P1">šňupat schnupfen vtahovat nosem</text:p>
      <text:p text:style-name="P1">šňupat vtahovat nosem</text:p>
      <text:p text:style-name="P1">šnuptychl kapesník</text:p>
      <text:p text:style-name="P1">šnuptychl Schnupftuch kapesník</text:p>
      <text:p text:style-name="P1">šňůra provaz</text:p>
      <text:p text:style-name="P1">šňůra Schnur provaz</text:p>
      <text:p text:style-name="P1">šnurbart knír</text:p>
      <text:p text:style-name="P1">šnurbart Schnurrbart knír</text:p>
      <text:p text:style-name="P1">šnycar schneiden Schnitt truhlářský nebo knihařský nůž</text:p>
      <text:p text:style-name="P1">šnycar truhlářský nebo knihařský nůž</text:p>
      <text:p text:style-name="P1">šnycl řízek</text:p>
      <text:p text:style-name="P1">šnycl Schnitzel řízek</text:p>
      <text:p text:style-name="P1">šnyt malé pivo střih (šatů) řez</text:p>
      <text:p text:style-name="P1">šnyt Schnitt malé pivo střih (šatů) řez</text:p>
      <text:p text:style-name="P1">šnyt Schnitt střih (šatů) řez</text:p>
      <text:p text:style-name="P1">šnytlich šnytlík pažitka</text:p>
      <text:p text:style-name="P1">šnytlich šnytlík Schnittlauch pažitka</text:p>
      <text:p text:style-name="P1">šnytovat opracovávat okraje podešve</text:p>
      <text:p text:style-name="P1">šnytovat schneiden schnitten opracovávat okraje podešve</text:p>
      <text:p text:style-name="P1">šopa kůlna dřevník</text:p>
      <text:p text:style-name="P1">šopa Schuppen kůlna dřevník</text:p>
      <text:p text:style-name="P1">šorc Schurz zástěra</text:p>
      <text:p text:style-name="P1">šorc zástěra</text:p>
      <text:p text:style-name="P1">šorfšic šarfšic ostrostřelec</text:p>
      <text:p text:style-name="P1">šorfšic šarfšic Scharfschütze ostrostřelec</text:p>
      <text:p text:style-name="P1">šorna Schornstein = komín škrabka na saze</text:p>
      <text:p text:style-name="P1">šorna škrabka na saze</text:p>
      <text:p text:style-name="P1">šos cíp kabátu</text:p>
      <text:p text:style-name="P1">šos Schoss cíp kabátu</text:p>
      <text:p text:style-name="P1">šosácký příliš konzervativní zpátečnický</text:p>
      <text:p text:style-name="P1">šosácký Schoss příliš konzervativní zpátečnický</text:p>
      <text:p text:style-name="P1">šosák Schoss šosatý kabát zpátečník omezenec</text:p>
      <text:p text:style-name="P1">šosák šosatý kabát zpátečník omezenec</text:p>
      <text:p text:style-name="P1">šotek domácí skřítek diblík rarášek</text:p>
      <text:p text:style-name="P1">šotek Schote ? domácí skřítek diblík rarášek</text:p>
      <text:p text:style-name="P1">šotyš název pro skotskou skotský vzor</text:p>
      <text:p text:style-name="P1">šotyš Schottische název pro skotskou skotský vzor</text:p>
      <text:p text:style-name="P1">šotyš Schottische skotský vzor</text:p>
      <text:p text:style-name="P1">šouf naběračka s dlouhým držadlem</text:p>
      <text:p text:style-name="P1">šouf Schufen naběračka s dlouhým držadlem</text:p>
      <text:p text:style-name="P1">šoupnout schuppen strčit posunout</text:p>
      <text:p text:style-name="P1">šoupnout strčit posunout</text:p>
      <text:p text:style-name="P1">šourat schüren šoupavě něčím pohybovat</text:p>
      <text:p text:style-name="P1">šourat šoupavě něčím pohybovat</text:p>
      <text:p text:style-name="P1">špacír procházka</text:p>
      <text:p text:style-name="P1">špacír Spaziergang procházka</text:p>
      <text:p text:style-name="P1">špacírka Spazierstock vycházková hůl</text:p>
      <text:p text:style-name="P1">špacírka vycházková hůl</text:p>
      <text:p text:style-name="P1">špacírovat procházet se</text:p>
      <text:p text:style-name="P1">špacírovat spazieren procházet se</text:p>
      <text:p text:style-name="P1">špagát provaz motouz</text:p>
      <text:p text:style-name="P1">špagát Spagat provaz motouz</text:p>
      <text:p text:style-name="P1">špachtle Spachtel stěrka roztěrka</text:p>
      <text:p text:style-name="P1">špachtle stěrka roztěrka</text:p>
      <text:p text:style-name="P1">špajz špajzka Speisekammer spíže spižírna</text:p>
      <text:p text:style-name="P1">špajz špajzka spíže spižírna</text:p>
      <text:p text:style-name="P1">špalda druh pšenice samopše</text:p>
      <text:p text:style-name="P1">špalda Spalte druh pšenice samopše</text:p>
      <text:p text:style-name="P1">špaleta ostění</text:p>
      <text:p text:style-name="P1">špaleta Spalt Spalte = trhlina spára ostění</text:p>
      <text:p text:style-name="P1">špaleta Spalt Spalte= trhlina spára ostění</text:p>
      <text:p text:style-name="P1">špalír řada</text:p>
      <text:p text:style-name="P1">špalír Spalier řada</text:p>
      <text:p text:style-name="P1">špán Lichtspan Kienspan louč</text:p>
      <text:p text:style-name="P1">špán louč</text:p>
      <text:p text:style-name="P1">špangle druh pout želízka okovy</text:p>
      <text:p text:style-name="P1">špangle Spange druh pout želízka okovy</text:p>
      <text:p text:style-name="P1">špargl chřest</text:p>
      <text:p text:style-name="P1">špargl Spargel chřest</text:p>
      <text:p text:style-name="P1">špárkasa Sparkasse spořitelna</text:p>
      <text:p text:style-name="P1">špárkasa spořitelna</text:p>
      <text:p text:style-name="P1">špárovat sparen šetřit</text:p>
      <text:p text:style-name="P1">špárovat šetřit</text:p>
      <text:p text:style-name="P1">špársystém Sparsystem úsporný systém</text:p>
      <text:p text:style-name="P1">špársystém úsporný systém</text:p>
      <text:p text:style-name="P1">špás legrace zábava žert šprým</text:p>
      <text:p text:style-name="P1">špás Spass legrace zábava žert šprým</text:p>
      <text:p text:style-name="P1">špásovat spassen žertovat šprýmovat</text:p>
      <text:p text:style-name="P1">špásovat žertovat šprýmovat</text:p>
      <text:p text:style-name="P1">špátka lopatka</text:p>
      <text:p text:style-name="P1">špátka Spaten lopatka</text:p>
      <text:p text:style-name="P1">špátka Spaten polní lopatka</text:p>
      <text:p text:style-name="P1">špeceraj obchod se smíšeným zbožím</text:p>
      <text:p text:style-name="P1">špeceraj Spezerei obchod se smíšeným zbožím</text:p>
      <text:p text:style-name="P1">špeh Späher vyzvědač slídil zvěd špion</text:p>
      <text:p text:style-name="P1">špeh vyzvědač slídil zvěd špion</text:p>
      <text:p text:style-name="P1">špehovat slídit vyzvídat sledovat</text:p>
      <text:p text:style-name="P1">špehovat spähen slídit vyzvídat sledovat</text:p>
      <text:p text:style-name="P1">špehýrka kukátko malé okénko</text:p>
      <text:p text:style-name="P1">špehýrka Späher kukátko malé okénko</text:p>
      <text:p text:style-name="P1">špejchar Speicher sýpka</text:p>
      <text:p text:style-name="P1">špejchar sýpka</text:p>
      <text:p text:style-name="P1">špejle Speiler špejle</text:p>
      <text:p text:style-name="P1">špejle špejle</text:p>
      <text:p text:style-name="P1">špejlovat speilen uzavírat špejlemi špejlovat</text:p>
      <text:p text:style-name="P1">špejlovat uzavírat špejlemi špejlovat</text:p>
      <text:p text:style-name="P1">špek slanina špek</text:p>
      <text:p text:style-name="P1">špek Speck slanina špek</text:p>
      <text:p text:style-name="P1">špekáček Speckwurst špekáček</text:p>
      <text:p text:style-name="P1">špekáček špekáček</text:p>
      <text:p text:style-name="P1">špekbuřt špekvuřt Speckwurst tlačenka</text:p>
      <text:p text:style-name="P1">špekbuřt špekvuřt tlačenka</text:p>
      <text:p text:style-name="P1">špekoun Speck tlustý člověk tlusťoch</text:p>
      <text:p text:style-name="P1">špekoun tlustý člověk tlusťoch</text:p>
      <text:p text:style-name="P1">špekové knedlíky Speckknödel špekové knedlíky</text:p>
      <text:p text:style-name="P1">špekové knedlíky špekové knedlíky</text:p>
      <text:p text:style-name="P1">špekulírovat spekulieren spekulovat uvažovat přemýšlet</text:p>
      <text:p text:style-name="P1">špekulírovat spekulovat uvažovat přemýšlet</text:p>
      <text:p text:style-name="P1">špeluňka místnost bez oken komůrka</text:p>
      <text:p text:style-name="P1">špeluňka Spelunke</text:p>
      <text:p text:style-name="P1">špeluňka Spelunke malá hospoda nejhoršího řádu</text:p>
      <text:p text:style-name="P1">špeluňka Spelunke malá tmavá místnost</text:p>
      <text:p text:style-name="P1">špeluňka Spelunke malá tmavá místnost špatná</text:p>
      <text:p text:style-name="P1">špenát Spinat hospoda</text:p>
      <text:p text:style-name="P1">špenát Spinat špenát</text:p>
      <text:p text:style-name="P1">špenát špenát</text:p>
      <text:p text:style-name="P1">špendlík Stecknadel sorta slívy</text:p>
      <text:p text:style-name="P1">špendlík Stecknadel špendlík</text:p>
      <text:p text:style-name="P1">špendlík Stecknadel špendlík sorta slívy</text:p>
      <text:p text:style-name="P1">špendlík špendlík sorta slívy</text:p>
      <text:p text:style-name="P1">špendlit špendlíky připevňovat spojovat</text:p>
      <text:p text:style-name="P1">špendlit zustecken špendlíky připevňovat spojovat</text:p>
      <text:p text:style-name="P1">špendýrovat spenden darovat věnovat</text:p>
      <text:p text:style-name="P1">šperhák paklíč ob.</text:p>
      <text:p text:style-name="P1">šperhák Sperrhaken paklíč</text:p>
      <text:p text:style-name="P1">šperk ? klenot skvost cenný předmět</text:p>
      <text:p text:style-name="P1">šperk klenot skvost cenný předmět</text:p>
      <text:p text:style-name="P1">šperklapka Sperrklappe závěr u pušky</text:p>
      <text:p text:style-name="P1">šperklapka závěr u pušky zast.voj.slang. šperkovat zdobit vyzdobovat</text:p>
      <text:p text:style-name="P1">šperkovat ? zdobit vyzdobovat (šperky)</text:p>
      <text:p text:style-name="P1">špérovat speren uzavřít uzavírat</text:p>
      <text:p text:style-name="P1">šperovat sperren uzavřít uzavírat</text:p>
      <text:p text:style-name="P1">špic plemeno psů</text:p>
      <text:p text:style-name="P1">špic Spitz(hund) plemeno psů</text:p>
      <text:p text:style-name="P1">špice špička hrot špička</text:p>
      <text:p text:style-name="P1">špice špička Spitze hrot špička</text:p>
      <text:p text:style-name="P1">špicl slídil donašeč udavač ob.hanl.</text:p>
      <text:p text:style-name="P1">špicl Spitzel slídil donašeč udavač</text:p>
      <text:p text:style-name="P1">špiclovat slídit špehovat ob.hanl. špicovat (uši) ořezávat do špičky </text:p>
      <text:p text:style-name="P1">špiclovat spitzeln slídit špehovat</text:p>
      <text:p text:style-name="P1">špicovat (uši) spitzen ořezávat do špičky nastražit (uši)</text:p>
      <text:p text:style-name="P1">špicovat (uši) spitzen ořezávat do špičky nastražit (uši) špičkovat</text:p>
      <text:p text:style-name="P1"><text:soft-page-break/>špičkovat spitzen = hrotit ostřit dobírat si popichovat provokovat</text:p>
      <text:p text:style-name="P1">špičkový mimořádný vrcholný vynikající</text:p>
      <text:p text:style-name="P1">špičkový Spitzen- mimořádný vrcholný vynikající</text:p>
      <text:p text:style-name="P1">špígl Spiegel zrcadlo zrcátko</text:p>
      <text:p text:style-name="P1">špígl zrcadlo zř.</text:p>
      <text:p text:style-name="P1">špikovat protahovat slaninou prokládat ob.</text:p>
      <text:p text:style-name="P1">špikovat spicken protahovat slaninou prokládat</text:p>
      <text:p text:style-name="P1">špión Spion vyzvědač agent</text:p>
      <text:p text:style-name="P1">špión vyzvědač agent</text:p>
      <text:p text:style-name="P1">špionáž Spionage vyzvědačství špiónství</text:p>
      <text:p text:style-name="P1">špionáž vyzvědačství špiónství</text:p>
      <text:p text:style-name="P1">špiritus líh alkohol ob.</text:p>
      <text:p text:style-name="P1">špiritus Spirit líh alkohol</text:p>
      <text:p text:style-name="P1">špitál Spital nemocnice</text:p>
      <text:p text:style-name="P1">špíže špížka špižírna Speise(kammer) místnost k uložení potravin</text:p>
      <text:p text:style-name="P1">špíže špížka špižírna Speise(kammer) místnost k uložení potravin špona</text:p>
      <text:p text:style-name="P1">špolhert sporák zast.ob.</text:p>
      <text:p text:style-name="P1">špona Span tříska hoblina</text:p>
      <text:p text:style-name="P1">špona tříska hoblina tech.slang. (na)šponovat napínat napnout </text:p>
      <text:p text:style-name="P1">šponovat spannen napínat napnout natahovat</text:p>
      <text:p text:style-name="P1">šponovky spannen dlouhé přiléhavé kalhoty</text:p>
      <text:p text:style-name="P1">šporhert špolhert Sparherd sporák</text:p>
      <text:p text:style-name="P1">šporna ostruha zast.ob.slang.</text:p>
      <text:p text:style-name="P1">šporna Sporn ostruha</text:p>
      <text:p text:style-name="P1">šporovat špórovat sparen šetřit</text:p>
      <text:p text:style-name="P1">šporovat špórovat šetřit zast.ob.</text:p>
      <text:p text:style-name="P1">šprajc Spriesse vzpěra podpěra</text:p>
      <text:p text:style-name="P1">šprajcnout</text:p>
      <text:p text:style-name="P1">šprajcovat </text:p>
      <text:p text:style-name="P1">šprajcovat šprajcnout</text:p>
      <text:p text:style-name="P1">šprajcovat šprajcnout vzepřít podepřít zast.ob.slang.</text:p>
      <text:p text:style-name="P1">šprechtit mluvit (německy) zast.ob.expr.</text:p>
      <text:p text:style-name="P1">šprechtit sprechen mluvit (německy)</text:p>
      <text:p text:style-name="P1">špric Gespritzte Spritzer vinný střik</text:p>
      <text:p text:style-name="P1">špric vinný střik zast.ob.</text:p>
      <text:p text:style-name="P1">šproch řeč hovor výrok rčení zast.ob.</text:p>
      <text:p text:style-name="P1">šproch sprechen řeč hovor výrok rčení</text:p>
      <text:p text:style-name="P1">šprot šprota mořská rybka příbuzná sledi</text:p>
      <text:p text:style-name="P1">šprot šprota Sprotte mořská rybka příbuzná sledi</text:p>
      <text:p text:style-name="P1">šprusel šprušle šprysel příčel příčka zast.ob.</text:p>
      <text:p text:style-name="P1">šprusel šprušle šprysel Sprosse příčel příčka</text:p>
      <text:p text:style-name="P1">šprým Scherz žert</text:p>
      <text:p text:style-name="P1">šprým žert poněk.kniž.</text:p>
      <text:p text:style-name="P1">šprýmař čtverák šibal filuta poněk.kniž.</text:p>
      <text:p text:style-name="P1">šprýmař Scherz čtverák šibal filuta</text:p>
      <text:p text:style-name="P1">šprýmovat dělat šprýmy žertovat poněk.kniž.</text:p>
      <text:p text:style-name="P1">šprýmovat scherzen dělat šprýmy žertovat</text:p>
      <text:p text:style-name="P1">špulit spulen špulit</text:p>
      <text:p text:style-name="P1">špulit špulit</text:p>
      <text:p text:style-name="P1">špulka cívka ob.</text:p>
      <text:p text:style-name="P1">špulka Spule cívka</text:p>
      <text:p text:style-name="P1">špunt Spund zátka</text:p>
      <text:p text:style-name="P1">špunt Spund zátka malé dítě</text:p>
      <text:p text:style-name="P1">špunt zátka malé dítě ob.</text:p>
      <text:p text:style-name="P1">špuntovat (za)zátkovat ob. špuntovka poplašná nebo dětská pistole</text:p>
      <text:p text:style-name="P1">špuntovat spunden (za)zátkovat</text:p>
      <text:p text:style-name="P1">špuntovat spunden zátkovat</text:p>
      <text:p text:style-name="P1">špuntovka Spund poplašná nebo dětská pistole</text:p>
      <text:p text:style-name="P1">špura špůra Spur stopa kolej</text:p>
      <text:p text:style-name="P1">špura špůra stopa kolej není v SSJČ</text:p>
      <text:p text:style-name="P1">šrafa čára křivka není v SSJČ</text:p>
      <text:p text:style-name="P1">šrafa Schraffe čára křivka</text:p>
      <text:p text:style-name="P1">šrafování čárkování šrafování</text:p>
      <text:p text:style-name="P1">šrafování Schraffierung čárkování šrafování</text:p>
      <text:p text:style-name="P1">šrafovat schraffen schraffieren vyplňovat šrafami čárkovat</text:p>
      <text:p text:style-name="P1">šrafovat vyplňovat šrafami čárkovat</text:p>
      <text:p text:style-name="P1">šrajbmašina psací stroj</text:p>
      <text:p text:style-name="P1">šrajbmašina Schreibmaschine psací stroj</text:p>
      <text:p text:style-name="P1">šrajbr šrajbka písař písařka (na stroji)</text:p>
      <text:p text:style-name="P1">šrajbr šrajbka Schreiber Schreiberin písař písařka (na stroji)</text:p>
      <text:p text:style-name="P1">šrajtofle ? peněženka</text:p>
      <text:p text:style-name="P1">šrajtofle peněženka</text:p>
      <text:p text:style-name="P1">šrák (Hosen)träger popruh šle věšák stojan police</text:p>
      <text:p text:style-name="P1">šrák popruh šle věšák stojan police</text:p>
      <text:p text:style-name="P1">šrám jizva škrábnutí rána</text:p>
      <text:p text:style-name="P1">šrám Schramme jizva škrábnutí rána</text:p>
      <text:p text:style-name="P1">šraml lidový soubor o několika hráčích</text:p>
      <text:p text:style-name="P1">šraml Schrammel lidový soubor o několika hráčích</text:p>
      <text:p text:style-name="P1">šrank Schrank skříň</text:p>
      <text:p text:style-name="P1">šrank skříň</text:p>
      <text:p text:style-name="P1">šraňky Schranken závory</text:p>
      <text:p text:style-name="P1">šraňky závory</text:p>
      <text:p text:style-name="P1">šrapnel dělostřelecká střela šrapnel</text:p>
      <text:p text:style-name="P1">šrapnel Schrapnell dělostřelecká střela šrapnel</text:p>
      <text:p text:style-name="P1">šrek šrekou schräg šikmo napříč</text:p>
      <text:p text:style-name="P1">šrek šrekou šikmo napříč</text:p>
      <text:p text:style-name="P1">šrift písmo</text:p>
      <text:p text:style-name="P1">šrift Schrift písmo</text:p>
      <text:p text:style-name="P1">šrot krmivo drť</text:p>
      <text:p text:style-name="P1">šrot odpad staré železo</text:p>
      <text:p text:style-name="P1">šrot Schrot krmivo drť</text:p>
      <text:p text:style-name="P1">šrot Schrott odpad staré železo</text:p>
      <text:p text:style-name="P1">šrotovat schroten šrotovat drtit (obilí)</text:p>
      <text:p text:style-name="P1">šrotovat schrotten šrotovat drtit</text:p>
      <text:p text:style-name="P1">šrotovat schrotten šrotovat drtit (staré železo)</text:p>
      <text:p text:style-name="P1">šrotovat šrotovat drtit (obilí)</text:p>
      <text:p text:style-name="P1">šrotovat šrotovat drtit (staré železo)</text:p>
      <text:p text:style-name="P1">šrotovník Schrotmühle zařízení sloužící k výrobě šrotu</text:p>
      <text:p text:style-name="P1">šrotovník zařízení sloužící k výrobě šrotu</text:p>
      <text:p text:style-name="P1">šroub Schraube šroub</text:p>
      <text:p text:style-name="P1">šroub šroub</text:p>
      <text:p text:style-name="P1">šroubovací Schraub- zařízený na šroubování</text:p>
      <text:p text:style-name="P1">šroubovací Schraub- zařízený na šroubování šroubovák šraubncír</text:p>
      <text:p text:style-name="P1">šroubovací zařízený na šroubování</text:p>
      <text:p text:style-name="P1">šroubovák Schraubenzieher</text:p>
      <text:p text:style-name="P1">šroubovák šraubncír Schraubenzieher šroubovák</text:p>
      <text:p text:style-name="P1">šroubovák šraubncír šroubovák</text:p>
      <text:p text:style-name="P1">šroubovat schrauben šroubovat</text:p>
      <text:p text:style-name="P1">šroubovat šroubovat</text:p>
      <text:p text:style-name="P1">štáb Stab štáb sbor</text:p>
      <text:p text:style-name="P1">štáb štáb sbor</text:p>
      <text:p text:style-name="P1">štábní Stabs týkající se štábu dř. voj. hodnost</text:p>
      <text:p text:style-name="P1">štábní Stabs- týkající se štábu dř. voj. hodnost</text:p>
      <text:p text:style-name="P1">štábní týkající se štábu dř. voj. hodnost</text:p>
      <text:p text:style-name="P1">štace stanice zastávka působiště</text:p>
      <text:p text:style-name="P1">štace Station stanice zastávka působiště</text:p>
      <text:p text:style-name="P1">štafírovat ? obšívat upravovat krášlit zdobit</text:p>
      <text:p text:style-name="P1">štafírovat ? upravovat krášlit zdobit obšívat</text:p>
      <text:p text:style-name="P1">štafírovat upravovat krášlit zdobit obšívat</text:p>
      <text:p text:style-name="P1">štafle dvojitý žebřík malířský stojan</text:p>
      <text:p text:style-name="P1">štafle Staffel dvojitý žebřík malířský stojan</text:p>
      <text:p text:style-name="P1">štajf steif strnulý nehybný</text:p>
      <text:p text:style-name="P1">štajf strnulý nehybný</text:p>
      <text:p text:style-name="P1">štajfovat se naparovat se kasat se</text:p>
      <text:p text:style-name="P1">štajfovat se steifen naparovat se kasat se</text:p>
      <text:p text:style-name="P1">štajgr důlní dozorce</text:p>
      <text:p text:style-name="P1">štajgr Steiger důlní dozorce</text:p>
      <text:p text:style-name="P1">štajgrovat steigern stupňovat zvyšovat</text:p>
      <text:p text:style-name="P1">štajgrovat stupňovat zvyšovat</text:p>
      <text:p text:style-name="P1">štajryš ? český lid. tanec třídobého rytmu</text:p>
      <text:p text:style-name="P1">štajryš český lid. tanec třídobého rytmu</text:p>
      <text:p text:style-name="P1">štalmistr podkoní jeden z dvorských úředníků</text:p>
      <text:p text:style-name="P1">štalmistr Stallmeister podkoní jeden z dvorských úředníků</text:p>
      <text:p text:style-name="P1">štambuch památník album</text:p>
      <text:p text:style-name="P1">štambuch Stammbuch památník album</text:p>
      <text:p text:style-name="P1">štamgast stálý host</text:p>
      <text:p text:style-name="P1">štamgast Stammgast stálý host</text:p>
      <text:p text:style-name="P1">štamprle kalíšek stopka</text:p>
      <text:p text:style-name="P1">štamprle Schnapsglas kalíšek stopka</text:p>
      <text:p text:style-name="P1">štangle Stange tyč tyčka</text:p>
      <text:p text:style-name="P1">štangle tyč tyčka</text:p>
      <text:p text:style-name="P1">štekl Stöpsel západka kolík</text:p>
      <text:p text:style-name="P1">štekl západka kolík</text:p>
      <text:p text:style-name="P1">štekle Stöckelabsätze vysoké podpatky</text:p>
      <text:p text:style-name="P1">štekle vysoké podpatky</text:p>
      <text:p text:style-name="P1">štelář šteláž Gestell police regál</text:p>
      <text:p text:style-name="P1">štelář šteláž police regál</text:p>
      <text:p text:style-name="P1">štelovat seřizovat upravovat</text:p>
      <text:p text:style-name="P1">štelovat stellen seřizovat upravovat</text:p>
      <text:p text:style-name="P1">štelunk pozice zákopy postavení</text:p>
      <text:p text:style-name="P1">štelunk Stellung pozice zákopy postavení</text:p>
      <text:p text:style-name="P1">štempl razítko pečeť</text:p>
      <text:p text:style-name="P1">štempl Stempel razítko pečeť</text:p>
      <text:p text:style-name="P1">štemplovat razítkovat</text:p>
      <text:p text:style-name="P1">štemplovat stempeln razítkovat</text:p>
      <text:p text:style-name="P1">štendr Ständer stojka</text:p>
      <text:p text:style-name="P1">štendr stojka</text:p>
      <text:p text:style-name="P1">štep stopfen strojový steh zalátané místo</text:p>
      <text:p text:style-name="P1">štep strojový steh zalátané místo řem. obl.</text:p>
      <text:p text:style-name="P1">štibra Splitter odštěpek úlomek</text:p>
      <text:p text:style-name="P1">štift nadační ústav (nemocnice)</text:p>
      <text:p text:style-name="P1">štift Stift nadační ústav (nemocnice)</text:p>
      <text:p text:style-name="P1">štikování Stickerei vyšívání</text:p>
      <text:p text:style-name="P1">štikování vyšívání zast.ob.</text:p>
      <text:p text:style-name="P1">štikovat sticken vyšívat</text:p>
      <text:p text:style-name="P1">štikovat vyšívat zast.ob.</text:p>
      <text:p text:style-name="P1">štof Stoff vlněná látka tkanina</text:p>
      <text:p text:style-name="P1">štof vlněná látka tkanina</text:p>
      <text:p text:style-name="P1">štok poschodí patro</text:p>
      <text:p text:style-name="P1">štok Stock poschodí patro</text:p>
      <text:p text:style-name="P1">štokfiš Stockfisch treska</text:p>
      <text:p text:style-name="P1">štokfiš treska zast.ob. štokrle štokrlík ňská sedačka bez opěradla</text:p>
      <text:p text:style-name="P1">štokrle štokrlík Stockerl kuchyňská sedačka bez opěradla</text:p>
      <text:p text:style-name="P1">štokrle štokrlík Stockerl ňská sedačka bez opěradla</text:p>
      <text:p text:style-name="P1">štóla pruh látky který nosí katol. kněz círk.</text:p>
      <text:p text:style-name="P1">štóla Stola pruh látky kt. nosí katolický kněz</text:p>
      <text:p text:style-name="P1">štóla Stola pruh látky který nosí katol. kněz</text:p>
      <text:p text:style-name="P1">štola Stolle Stollen vánočka houska</text:p>
      <text:p text:style-name="P1">štóla Stolle Stollen vánočka houska</text:p>
      <text:p text:style-name="P1">štola Stollen podzemní chodba štola</text:p>
      <text:p text:style-name="P1">štóla vánočka houska</text:p>
      <text:p text:style-name="P1">štolba podkoní správce konírny dř.</text:p>
      <text:p text:style-name="P1">štolba Stallmeister podkoní správce konírny</text:p>
      <text:p text:style-name="P1">štont Stand stánek prodavače stanoviště</text:p>
      <text:p text:style-name="P1">štont Stand stav stanoviště stánek prodavače</text:p>
      <text:p text:style-name="P1">štont stav stanoviště stánek prodavače zast.ob.</text:p>
      <text:p text:style-name="P1">štorc obráceně napříč</text:p>
      <text:p text:style-name="P1">štos hromada halda stoh sloupec</text:p>
      <text:p text:style-name="P1">štos Stoss hromada halda stoh sloupec</text:p>
      <text:p text:style-name="P1">štoudev ? větší dřevěná nádoba menší káď</text:p>
      <text:p text:style-name="P1">štoudev větší dřevěná nádoba menší káď</text:p>
      <text:p text:style-name="P1">štráf pruh</text:p>
      <text:p text:style-name="P1">štráf Streifen pruh</text:p>
      <text:p text:style-name="P1">štraficírovat</text:p>
      <text:p text:style-name="P1">štráfovaný gestreift streifig pruhovaný</text:p>
      <text:p text:style-name="P1">štráfovaný pruhovaný ob.</text:p>
      <text:p text:style-name="P1">štráfovat křížem krážem chodit</text:p>
      <text:p text:style-name="P1">štráfovat streifen křížem krážem chodit</text:p>
      <text:p text:style-name="P1">štráchy okolky drahoty cavyky ob.expr.</text:p>
      <text:p text:style-name="P1">štráchy Streich ? okolky drahoty cavyky</text:p>
      <text:p text:style-name="P1">štrajch večerka soubor smyčcových nástrojů</text:p>
      <text:p text:style-name="P1">štrajch Zapfenstreich</text:p>
      <text:p text:style-name="P1">štrajch Zapfenstreich večerka soubor smyčcových nástrojů</text:p>
      <text:p text:style-name="P1">štrajchpudlík ? dítě pomáhající v tiskárně kartounů</text:p>
      <text:p text:style-name="P1">štrajchpudlík ? dítě pomáhající v tiskárně unů</text:p>
      <text:p text:style-name="P1">štrajchpudlík dítě pomáhající v tiskárně unů dř.</text:p>
      <text:p text:style-name="P1">štrajk stávka zast.ob.</text:p>
      <text:p text:style-name="P1">štrajk Streik stávka</text:p>
      <text:p text:style-name="P1">štrajkovat stávkovat zast.ob.</text:p>
      <text:p text:style-name="P1">štrajkovat streiken stávkovat</text:p>
      <text:p text:style-name="P1">štramák strammer Kerl elegantní muž švihák</text:p>
      <text:p text:style-name="P1">štramanda strammes Mädel elegantní pohledná žena</text:p>
      <text:p text:style-name="P1">štrapace štrapáce Strapaze námaha obtíž trmácení</text:p>
      <text:p text:style-name="P1">štrapicírovat </text:p>
      <text:p text:style-name="P1">štrébr Streber snaživec horlivec šplhoun</text:p>
      <text:p text:style-name="P1">štrejchnout streichen škrtnout</text:p>
      <text:p text:style-name="P1">štrejchnout škrtnout ob.expr.</text:p>
      <text:p text:style-name="P1">štrejchovat štrychovat natírat</text:p>
      <text:p text:style-name="P1">štrejchovat štrychovat streichen natírat</text:p>
      <text:p text:style-name="P1">štreka cesta dráha trať expr.</text:p>
      <text:p text:style-name="P1">štreka Strecke cesta dráha trať</text:p>
      <text:p text:style-name="P1">štrekovat se strecken zdvihat se k odchodu</text:p>
      <text:p text:style-name="P1">štrekovat se zdvihat se k odchodu zast.ob.</text:p>
      <text:p text:style-name="P1">štreng přísný není v SSJČ</text:p>
      <text:p text:style-name="P1">štreng streng přísný</text:p>
      <text:p text:style-name="P1">štrikování pletení</text:p>
      <text:p text:style-name="P1">štrikování Stricken pletení</text:p>
      <text:p text:style-name="P1">štrikovat plést</text:p>
      <text:p text:style-name="P1">štrikovat stricken plést</text:p>
      <text:p text:style-name="P1">štrof pokuta zast.ob.</text:p>
      <text:p text:style-name="P1">štrof Strafe pokuta</text:p>
      <text:p text:style-name="P1">štrozok slamník</text:p>
      <text:p text:style-name="P1">štrozok Strohsack slamník</text:p>
      <text:p text:style-name="P1">štrúdl Strudel závin</text:p>
      <text:p text:style-name="P1">štrúdl závin ob.</text:p>
      <text:p text:style-name="P1">štrycle štrycla podlouhlý chléb veka šiškaštrych</text:p>
      <text:p text:style-name="P1">štrycle štrycla Striezel podlouhlý chléb veka šiška</text:p>
      <text:p text:style-name="P1">štrych Strich pruh proužek čára</text:p>
      <text:p text:style-name="P1"><text:soft-page-break/>štrymfle punčochy není v SSJČ</text:p>
      <text:p text:style-name="P1">štrymfle Strümpfe punčochy</text:p>
      <text:p text:style-name="P1">štucl štucel rukávník zast.ob.</text:p>
      <text:p text:style-name="P1">štucl štucel stutzen rukávník</text:p>
      <text:p text:style-name="P1">štucovat stutzen zkracovat zastřihovat</text:p>
      <text:p text:style-name="P1">štucovat zkracovat zastřihovat</text:p>
      <text:p text:style-name="P1">študent študák student</text:p>
      <text:p text:style-name="P1">študent študák Student student</text:p>
      <text:p text:style-name="P1">študie studium</text:p>
      <text:p text:style-name="P1">študie Studium studium</text:p>
      <text:p text:style-name="P1">študovat studieren studovat</text:p>
      <text:p text:style-name="P1">študovat studovat</text:p>
      <text:p text:style-name="P1">štukatér odborník v štukových pracích</text:p>
      <text:p text:style-name="P1">štukatér Stukkateur Stuckkünstler odborník v štukových pracích</text:p>
      <text:p text:style-name="P1">štulpa štulpna stulpen vysoká bota se zahrnutým okrajem</text:p>
      <text:p text:style-name="P1">štulpa štulpna vysoká bota se zahrnutým okrajem</text:p>
      <text:p text:style-name="P1">štupovačka látací bavlnka</text:p>
      <text:p text:style-name="P1">štupovačka Stopfgarn látací bavlnka</text:p>
      <text:p text:style-name="P1">štupovat štepovat stopfen zašívat látat</text:p>
      <text:p text:style-name="P1">štupovat štepovat zašívat látat</text:p>
      <text:p text:style-name="P1">šturc ochranný poklop slepá kolej</text:p>
      <text:p text:style-name="P1">šturc Sturz ochranný poklop slepá kolej</text:p>
      <text:p text:style-name="P1">šturc Sturz slepá kolej</text:p>
      <text:p text:style-name="P1">šturm Sturm útok zteč nápor poplach</text:p>
      <text:p text:style-name="P1">šturm útok zteč nápor poplach</text:p>
      <text:p text:style-name="P1">šturmhut Sturmhut vojenská přilba ve tvaru klobouku</text:p>
      <text:p text:style-name="P1">šturmhut vojenská přilba ve tvaru klobouku</text:p>
      <text:p text:style-name="P1">šturmovat brát útokem naléhat řítit se pádit</text:p>
      <text:p text:style-name="P1">šturmovat stürmen brát útokem naléhat řítit se </text:p>
      <text:p text:style-name="P1">šturmovat stürmen brát útokem naléhat řítit se pádit</text:p>
      <text:p text:style-name="P1">štyft šteft kolík nýt šroub</text:p>
      <text:p text:style-name="P1">štyft šteft Stift kolík nýt šroub</text:p>
      <text:p text:style-name="P1">štych nechat ve štychu steh nechat na holičkách</text:p>
      <text:p text:style-name="P1">štych nechat ve štychu Stich steh nechat na holičkách</text:p>
      <text:p text:style-name="P1">štych Stich steh</text:p>
      <text:p text:style-name="P1">štychpróba namátková zkouška kontrola</text:p>
      <text:p text:style-name="P1">štychpróba Stichprobe předběžná zkouška</text:p>
      <text:p text:style-name="P1">štychpróba Stichprobe předběžná zkouška kontrola</text:p>
      <text:p text:style-name="P1">štymovat štemovat souhlasit ladit</text:p>
      <text:p text:style-name="P1">štymovat štemovat stimmen souhlasit ladit</text:p>
      <text:p text:style-name="P1">šufánek žufánek naběračka sběračka</text:p>
      <text:p text:style-name="P1">šufánek žufánek Schufen Schöpfpfanne naběračka sběračka</text:p>
      <text:p text:style-name="P1">šumař potulný hudebník špatný hudebník</text:p>
      <text:p text:style-name="P1">šumař schummeln potulný hudebník špatný hudebník</text:p>
      <text:p text:style-name="P1">šunka Schinken šunka</text:p>
      <text:p text:style-name="P1">šunka šunka</text:p>
      <text:p text:style-name="P1">šunkofleky šunkafleky Schinkenfleckerl šunkové flíčky</text:p>
      <text:p text:style-name="P1">šunkofleky šunkafleky šunkové flíčky</text:p>
      <text:p text:style-name="P1">šunt brak šmejd bezcenná věc</text:p>
      <text:p text:style-name="P1">šunt Schund brak šmejd bezcenná věc</text:p>
      <text:p text:style-name="P1">šupák ? sešlý nedbalý darebný člověk</text:p>
      <text:p text:style-name="P1">šupák sešlý nedbalý darebný člověk</text:p>
      <text:p text:style-name="P1">šupina Schuppe šupina lupy</text:p>
      <text:p text:style-name="P1">šupina šupina lupy</text:p>
      <text:p text:style-name="P1">šuple šuplík šufle Schublade zásuvka</text:p>
      <text:p text:style-name="P1">šuple šuplík šufle zásuvka</text:p>
      <text:p text:style-name="P1">šuplera šupléra posuvné měřítko posuvka</text:p>
      <text:p text:style-name="P1">šuplera šupléra Schublehre posuvné měřítko posuvka</text:p>
      <text:p text:style-name="P1">šurf průzkumná šachtice</text:p>
      <text:p text:style-name="P1">šurf Schurf průzkumná šachta</text:p>
      <text:p text:style-name="P1">šurf Schurf průzkumná šachtice</text:p>
      <text:p text:style-name="P1">šús Schuss zbrklý potrhlý člověk</text:p>
      <text:p text:style-name="P1">šus šús prudký přímý sjezd opal odstřel</text:p>
      <text:p text:style-name="P1">šus šús Schuss odpal odstřel</text:p>
      <text:p text:style-name="P1">šus šús Schuss prudký přímý sjezd odpal odstřel</text:p>
      <text:p text:style-name="P1">šús zbrklý potrhlý člověk</text:p>
      <text:p text:style-name="P1">šutr kámen štěrk</text:p>
      <text:p text:style-name="P1">šutr Schotter kámen štěrk</text:p>
      <text:p text:style-name="P1">šutrovat schottern štěrkovat</text:p>
      <text:p text:style-name="P1">šutrovat štěrkovat</text:p>
      <text:p text:style-name="P1">šváb Schabe šváb</text:p>
      <text:p text:style-name="P1">šváb šváb</text:p>
      <text:p text:style-name="P1">švagr Schwager švagr</text:p>
      <text:p text:style-name="P1">švagr švagr</text:p>
      <text:p text:style-name="P1">švagrová Schwägerin švagrová</text:p>
      <text:p text:style-name="P1">švagrová švagrová</text:p>
      <text:p text:style-name="P1">švajneraj Schweinerei špína nečistota nepořádek svinstvo</text:p>
      <text:p text:style-name="P1">švajneraj špína nečistota nepořádek svinstvo není v SSJČ</text:p>
      <text:p text:style-name="P1">švencovat schwenzen ulejvat se</text:p>
      <text:p text:style-name="P1">švencovat ulejvat se zast.slang.</text:p>
      <text:p text:style-name="P1">švenk schwenken = mávat natočit pohyb kamerou (film.)</text:p>
      <text:p text:style-name="P1">švenkovat pohybovat zabírat (kamerou) film.slang.</text:p>
      <text:p text:style-name="P1">švenkovat schwenken pohybovat zabírat (kamerou)</text:p>
      <text:p text:style-name="P1">švígra ségra sestra </text:p>
      <text:p text:style-name="P1">švígra ségra Schwester sestra</text:p>
      <text:p text:style-name="P1">švígrfotr Schwiegervater tchán</text:p>
      <text:p text:style-name="P1">švígrmutr Schwiegermutter tchýně</text:p>
      <text:p text:style-name="P1">švindl Schwindel lest úskok klam podvod</text:p>
      <text:p text:style-name="P1">švindlíř švindléř Schwindler podvodník šejdíř</text:p>
      <text:p text:style-name="P1">švindlovat schwindeln podvádět</text:p>
      <text:p text:style-name="P1">švorc schwarz ? být bez peněz</text:p>
      <text:p text:style-name="P1">švorcák schwarz ? člověk bez peněz</text:p>
      <text:p text:style-name="P1">švunk švuňk Schwung rychlost švih rozmach vzlet</text:p>
      <text:p text:style-name="P1"><text:span text:style-name="T1">talíř </text:span>Teller talíř</text:p>
      <text:p text:style-name="P1">tancovat tanzen tančit tancovat</text:p>
      <text:p text:style-name="P1">tanec Tanz tanec</text:p>
      <text:p text:style-name="P1">tapeta Tapete tapeta</text:p>
      <text:p text:style-name="P1">taška Tasche = kapsa taška brašna</text:p>
      <text:p text:style-name="P1">téka thek téka (druhá část složených slov mající význam 1. sbírka =apo-téka)</text:p>
      <text:p text:style-name="P1">tepich Teppich koberec</text:p>
      <text:p text:style-name="P1">tráky Hosenträger šle kšandy</text:p>
      <text:p text:style-name="P1">trefa Treffen zásah</text:p>
      <text:p text:style-name="P1">trefit (se) treffen zasáhnout vystihnout najít cestu</text:p>
      <text:p text:style-name="P1">trepky ? domácí obuv</text:p>
      <text:p text:style-name="P1">tringelt Trinkgeld spropitné</text:p>
      <text:p text:style-name="P1">troštovat trösten těšit utěšovat</text:p>
      <text:p text:style-name="P1">trotl Trottel hlupák blbec</text:p>
      <text:p text:style-name="P1">truc Trotz vzdor</text:p>
      <text:p text:style-name="P1">trucovat trotzen vzdorovat</text:p>
      <text:p text:style-name="P1">truhla Truhe Trugel truhla rakev</text:p>
      <text:p text:style-name="P1">trumf Trumf pádný důvod námitka důkaz</text:p>
      <text:p text:style-name="P1">trumfnout trumfovat trumpfen překonat předstihnout</text:p>
      <text:p text:style-name="P1">truněk Trunk Trank alkoholický nápoj</text:p>
      <text:p text:style-name="P1">trychtýř Trichter nálevka trychtýř</text:p>
      <text:p text:style-name="P1">tuml Tummel spěch chvat shon</text:p>
      <text:p text:style-name="P1">tumlovat (se) tummeln (sich) spěchat pospíchat rychle pracovat</text:p>
      <text:p text:style-name="P1">tuš Tusch tuš</text:p>
      <text:p text:style-name="P1">tušovat tuschen zakrývat zastírat tutlat</text:p>
      <text:p text:style-name="P1"><text:span text:style-name="T1">úřední šiml </text:span>Schimmel bezduché byrokratické úřadování</text:p>
      <text:p text:style-name="P1"><text:span text:style-name="T1">v cajku </text:span>Zeug v pořádku</text:p>
      <text:p text:style-name="P1">v rychtyku richtig v pořádku</text:p>
      <text:p text:style-name="P1">vana Wanne vana</text:p>
      <text:p text:style-name="P1">vandr Wanderung putování</text:p>
      <text:p text:style-name="P1">vandrovat wandern putovat toulat se</text:p>
      <text:p text:style-name="P1">vandrovník vandrák Wanderer poutník pocestný tulák</text:p>
      <text:p text:style-name="P1">vanglovat wanken vrávorat potácet se</text:p>
      <text:p text:style-name="P1">vantroky Trog žlab vedoucí vodu na mlýnské kolo</text:p>
      <text:p text:style-name="P1">varta Wart stráž</text:p>
      <text:p text:style-name="P1">vartovat warten hlídat strážit</text:p>
      <text:p text:style-name="P1">vata Watte vata</text:p>
      <text:p text:style-name="P1">večerka soubor smyčcových</text:p>
      <text:p text:style-name="P1">veksl Wechsel výhybka na dráze</text:p>
      <text:p text:style-name="P1">vekslovat wechseln = (s)měnit nelegálně obchodovat s valutami</text:p>
      <text:p text:style-name="P1">verbovat werben najímat</text:p>
      <text:p text:style-name="P1">vercajk Werkzeug nářadí</text:p>
      <text:p text:style-name="P1">verkpaňky Werkbank stolička pro ševce</text:p>
      <text:p text:style-name="P1">verpánek Werkbank pracovní stolička</text:p>
      <text:p text:style-name="P1">verš Vers verš</text:p>
      <text:p text:style-name="P1">veršovat Vers skládat básně</text:p>
      <text:p text:style-name="P1">verštat Werkstatt dílna</text:p>
      <text:p text:style-name="P1">vindra Wiener Heller nepatrný peníz halíř groš</text:p>
      <text:p text:style-name="P1">vingl vinkl Winkel úhel</text:p>
      <text:p text:style-name="P1">vinš Wunsch blahopřání</text:p>
      <text:p text:style-name="P1">vinšovat wünschen blahopřát</text:p>
      <text:p text:style-name="P1">vošajslich scheissen = kálet velice nepříjemné</text:p>
      <text:p text:style-name="P1">vurst Wurst salám</text:p>
      <text:p text:style-name="P1">vuřt Wurst vuřt buřt</text:p>
      <text:p text:style-name="P1">vzít kramle Klammer utéct</text:p>
      <text:p text:style-name="P1">vzít někoho za flígr Flügel vyhodit</text:p>
      <text:p text:style-name="P1"><text:span text:style-name="T1">z gruntu </text:span>Grund od základu</text:p>
      <text:p text:style-name="P1">způsob konzervace zpevnění</text:p>
      <text:p text:style-name="P1">zrychtovat richten srovnat urovnat dát do pořádku</text:p>
      <text:p text:style-name="P1">žalm Psalm žal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shadow="none" fo:background-color="transparent" style:writing-mode="lr-tb" draw:fill="none" style:footnote-max-height="0cm">
        <style:columns fo:column-count="4" fo:column-gap="0.099cm">
          <style:column style:rel-width="4194*" fo:start-indent="0cm" fo:end-indent="0.049cm"/>
          <style:column style:rel-width="4223*" fo:start-indent="0.049cm" fo:end-indent="0.049cm"/>
          <style:column style:rel-width="4223*" fo:start-indent="0.049cm" fo:end-indent="0.049cm"/>
          <style:column style:rel-width="4198*" fo:start-indent="0.0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9:31:54.187846182</meta:creation-date>
    <dc:date>2018-06-13T19:47:46.340583599</dc:date>
    <meta:editing-duration>PT15M50S</meta:editing-duration>
    <meta:editing-cycles>7</meta:editing-cycles>
    <meta:generator>LibreOffice/6.0.5.1$Linux_X86_64 LibreOffice_project/00m0$Build-1</meta:generator>
    <meta:document-statistic meta:table-count="0" meta:image-count="0" meta:object-count="0" meta:page-count="8" meta:paragraph-count="1837" meta:word-count="8323" meta:character-count="59406" meta:non-whitespace-character-count="52907"/>
  </office:meta>
</office:document-meta>
</file>